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8000001DEEFC426227C65BE6C.png" manifest:media-type="image/png"/>
  <manifest:file-entry manifest:full-path="Pictures/1000000000000400000002E7A65848721B523411.jpg" manifest:media-type="image/jpeg"/>
  <manifest:file-entry manifest:full-path="Pictures/1000000000000400000002E73067B2DF7EEE0632.jpg" manifest:media-type="image/jpeg"/>
  <manifest:file-entry manifest:full-path="Pictures/1000000000000369000001DE25AA0319E691D7BC.png" manifest:media-type="image/png"/>
  <manifest:file-entry manifest:full-path="Pictures/1000000000000390000001F35F65F7B6B672DCA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242cm, 1.697cm, 2.359cm, 1.802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13cm, 1.291cm, 2.245cm, 1.701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212cm" svg:stroke-color="#ff3333" draw:marker-start-width="0.517cm" draw:marker-end-width="0.517cm" draw:fill="none" draw:textarea-vertical-align="middle" fo:padding-top="0.23cm" fo:padding-bottom="0.23cm" fo:padding-left="0.355cm" fo:padding-right="0.355cm"/>
    </style:style>
    <style:style style:name="gr5" style:family="graphic" style:parent-style-name="objectwithoutfill">
      <style:graphic-properties svg:stroke-width="0.106cm" svg:stroke-color="#66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draw:fill-color="#006699" draw:textarea-horizontal-align="justify" draw:textarea-vertical-align="middle" draw:auto-grow-height="false" fo:min-height="1.8cm" fo:min-width="1.1cm"/>
    </style:style>
    <style:style style:name="gr7" style:family="graphic" style:parent-style-name="standard">
      <style:graphic-properties draw:stroke="none" draw:fill-color="#006699" draw:textarea-horizontal-align="justify" draw:textarea-vertical-align="middle" draw:auto-grow-height="false" fo:min-height="2.4cm" fo:min-width="1.45cm"/>
    </style:style>
    <style:style style:name="gr8" style:family="graphic" style:parent-style-name="standard">
      <style:graphic-properties draw:stroke="none" draw:fill-color="#006699" draw:textarea-horizontal-align="justify" draw:textarea-vertical-align="middle" draw:auto-grow-height="false" fo:min-height="0.639cm" fo:min-width="6cm"/>
    </style:style>
    <style:style style:name="gr9" style:family="graphic" style:parent-style-name="standard">
      <style:graphic-properties draw:stroke="none" draw:fill-color="#ffff00" draw:textarea-horizontal-align="justify" draw:textarea-vertical-align="middle" draw:auto-grow-height="false" fo:min-height="1.8cm" fo:min-width="1.1cm"/>
    </style:style>
    <style:style style:name="gr10" style:family="graphic" style:parent-style-name="standard">
      <style:graphic-properties draw:stroke="none" draw:fill-color="#ffff00" draw:textarea-horizontal-align="justify" draw:textarea-vertical-align="middle" draw:auto-grow-height="false" fo:min-height="2.4cm" fo:min-width="1.45cm"/>
    </style:style>
    <style:style style:name="gr11" style:family="graphic" style:parent-style-name="standard">
      <style:graphic-properties draw:stroke="none" draw:fill-color="#ffff00" draw:textarea-horizontal-align="justify" draw:textarea-vertical-align="middle" draw:auto-grow-height="false" fo:min-height="0.639cm" fo:min-width="6cm"/>
    </style:style>
    <style:style style:name="gr12" style:family="graphic" style:parent-style-name="standard">
      <style:graphic-properties draw:stroke="none" draw:fill-color="#00cc00" draw:textarea-horizontal-align="justify" draw:textarea-vertical-align="middle" draw:auto-grow-height="false" fo:min-height="1.8cm" fo:min-width="1.1cm"/>
    </style:style>
    <style:style style:name="gr13" style:family="graphic" style:parent-style-name="standard">
      <style:graphic-properties draw:stroke="none" draw:fill-color="#00cc00" draw:textarea-horizontal-align="justify" draw:textarea-vertical-align="middle" draw:auto-grow-height="false" fo:min-height="2.4cm" fo:min-width="1.45cm"/>
    </style:style>
    <style:style style:name="gr14" style:family="graphic" style:parent-style-name="standard">
      <style:graphic-properties draw:stroke="none" draw:fill-color="#00cc00" draw:textarea-horizontal-align="justify" draw:textarea-vertical-align="middle" draw:auto-grow-height="false" fo:min-height="0.639cm" fo:min-width="6cm"/>
    </style:style>
    <style:style style:name="gr15" style:family="graphic" style:parent-style-name="standard">
      <style:graphic-properties draw:stroke="none" draw:fill-color="#9900ff" draw:textarea-horizontal-align="justify" draw:textarea-vertical-align="middle" draw:auto-grow-height="false" fo:min-height="1.8cm" fo:min-width="1.1cm"/>
    </style:style>
    <style:style style:name="gr16" style:family="graphic" style:parent-style-name="standard">
      <style:graphic-properties draw:stroke="none" draw:fill-color="#9900ff" draw:textarea-horizontal-align="justify" draw:textarea-vertical-align="middle" draw:auto-grow-height="false" fo:min-height="2.4cm" fo:min-width="1.45cm"/>
    </style:style>
    <style:style style:name="gr17" style:family="graphic" style:parent-style-name="standard">
      <style:graphic-properties draw:stroke="none" draw:fill-color="#9900ff" draw:textarea-horizontal-align="justify" draw:textarea-vertical-align="middle" draw:auto-grow-height="false" fo:min-height="0.639cm" fo:min-width="6cm"/>
    </style:style>
    <style:style style:name="gr18" style:family="graphic" style:parent-style-name="objectwithoutfill">
      <style:graphic-properties svg:stroke-width="0.212cm" svg:stroke-color="#00cc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9" style:family="graphic" style:parent-style-name="objectwithoutfill">
      <style:graphic-properties svg:stroke-width="0.212cm" svg:stroke-color="#00cc0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20" style:family="graphic" style:parent-style-name="objectwithoutfill">
      <style:graphic-properties svg:stroke-width="0.106cm" svg:stroke-color="#9900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212cm" svg:stroke-color="#ff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2" style:family="graphic" style:parent-style-name="objectwithoutfill">
      <style:graphic-properties svg:stroke-width="0.212cm" svg:stroke-color="#66ff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3" style:family="graphic" style:parent-style-name="objectwithoutfill">
      <style:graphic-properties svg:stroke-width="0.212cm" svg:stroke-color="#66ffff" draw:marker-start-width="0.517cm" draw:marker-end-width="0.517cm" draw:fill="none" draw:textarea-vertical-align="middle" fo:padding-top="0.23cm" fo:padding-bottom="0.23cm" fo:padding-left="0.355cm" fo:padding-right="0.355cm"/>
    </style:style>
    <style:style style:name="gr24" style:family="graphic" style:parent-style-name="objectwithoutfill">
      <style:graphic-properties svg:stroke-width="0.212cm" svg:stroke-color="#9900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5" style:family="graphic" style:parent-style-name="objectwithoutfill">
      <style:graphic-properties svg:stroke-width="0.212cm" svg:stroke-color="#9900ff" draw:marker-start-width="0.517cm" draw:marker-end-width="0.517cm" draw:fill="none" draw:textarea-vertical-align="middle" fo:padding-top="0.23cm" fo:padding-bottom="0.23cm" fo:padding-left="0.355cm" fo:padding-right="0.355cm"/>
    </style:style>
    <style:style style:name="gr26" style:family="graphic" style:parent-style-name="objectwithoutfill">
      <style:graphic-properties svg:stroke-width="0.106cm" svg:stroke-color="#ff00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6699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00cc00"/>
      <style:paragraph-properties fo:text-align="center"/>
    </style:style>
    <style:style style:name="P5" style:family="paragraph">
      <loext:graphic-properties draw:fill-color="#9900f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IMG_L7" svg:width="55.84cm" svg:height="31.05cm" svg:x="1.31cm" svg:y="1.4cm">
          <draw:image xlink:href="Pictures/1000000000000400000002E7A65848721B523411.jpg" xlink:type="simple" xlink:show="embed" xlink:actuate="onLoad">
            <text:p/>
          </draw:image>
        </draw:frame>
        <draw:frame draw:style-name="gr2" draw:text-style-name="P1" draw:layer="IMG_L6" svg:width="57cm" svg:height="31.85cm" svg:x="1.1cm" svg:y="0.85cm">
          <draw:image xlink:href="Pictures/1000000000000400000002E73067B2DF7EEE0632.jpg" xlink:type="simple" xlink:show="embed" xlink:actuate="onLoad">
            <text:p/>
          </draw:image>
        </draw:frame>
        <draw:frame draw:style-name="gr3" draw:text-style-name="P1" draw:layer="IMG_L4" svg:width="54.73cm" svg:height="30cm" svg:x="2cm" svg:y="2cm">
          <draw:image xlink:href="Pictures/1000000000000368000001DEEFC426227C65BE6C.png" xlink:type="simple" xlink:show="embed" xlink:actuate="onLoad">
            <text:p/>
          </draw:image>
        </draw:frame>
        <draw:frame draw:style-name="gr3" draw:text-style-name="P1" draw:layer="IMG_L3" svg:width="54.79cm" svg:height="30cm" svg:x="2cm" svg:y="2cm">
          <draw:image xlink:href="Pictures/1000000000000369000001DE25AA0319E691D7BC.png" xlink:type="simple" xlink:show="embed" xlink:actuate="onLoad">
            <text:p/>
          </draw:image>
        </draw:frame>
        <draw:frame draw:style-name="gr3" draw:text-style-name="P1" draw:layer="IMG_L2" svg:width="54.84cm" svg:height="30cm" svg:x="2cm" svg:y="2cm">
          <draw:image xlink:href="Pictures/1000000000000390000001F35F65F7B6B672DCA7.jpg" xlink:type="simple" xlink:show="embed" xlink:actuate="onLoad">
            <text:p/>
          </draw:image>
        </draw:frame>
        <draw:line draw:style-name="gr4" draw:text-style-name="P1" draw:layer="Wall_2" svg:x1="2.125cm" svg:y1="31.85cm" svg:x2="2.125cm" svg:y2="2.1cm">
          <text:p/>
        </draw:line>
        <draw:line draw:style-name="gr4" draw:text-style-name="P1" draw:layer="Wall_2" svg:x1="24.501cm" svg:y1="2.1cm" svg:x2="37.45cm" svg:y2="2.1cm">
          <text:p/>
        </draw:line>
        <draw:line draw:style-name="gr4" draw:text-style-name="P1" draw:layer="Wall_2" svg:x1="51.7cm" svg:y1="2.1cm" svg:x2="56.65cm" svg:y2="31.85cm">
          <text:p/>
        </draw:line>
        <draw:line draw:style-name="gr4" draw:text-style-name="P1" draw:layer="Wall_2" svg:x1="51.7cm" svg:y1="2.1cm" svg:x2="37.45cm" svg:y2="2.1cm">
          <text:p/>
        </draw:line>
        <draw:line draw:style-name="gr4" draw:text-style-name="P1" draw:layer="Wall_2" svg:x1="24.501cm" svg:y1="2.1cm" svg:x2="2.126cm" svg:y2="2.1cm">
          <text:p/>
        </draw:line>
        <draw:line draw:style-name="gr4" draw:text-style-name="P1" draw:layer="Wall_2" svg:x1="2.125cm" svg:y1="31.85cm" svg:x2="56.65cm" svg:y2="31.85cm">
          <text:p/>
        </draw:line>
        <draw:line draw:style-name="gr4" draw:text-style-name="P1" draw:layer="Wall_2" svg:x1="6.85cm" svg:y1="25.95cm" svg:x2="55.7cm" svg:y2="25.95cm">
          <text:p/>
        </draw:line>
        <draw:line draw:style-name="gr4" draw:text-style-name="P1" draw:layer="Wall_2" svg:x1="6.85cm" svg:y1="31.85cm" svg:x2="6.85cm" svg:y2="25.95cm">
          <text:p/>
        </draw:line>
        <draw:line draw:style-name="gr4" draw:text-style-name="P1" draw:layer="Wall_2" svg:x1="18.1cm" svg:y1="31.85cm" svg:x2="18.1cm" svg:y2="25.95cm">
          <text:p/>
        </draw:line>
        <draw:line draw:style-name="gr4" draw:text-style-name="P1" draw:layer="Wall_2" svg:x1="25.7cm" svg:y1="31.85cm" svg:x2="25.7cm" svg:y2="25.95cm">
          <text:p/>
        </draw:line>
        <draw:line draw:style-name="gr4" draw:text-style-name="P1" draw:layer="Wall_2" svg:x1="33.15cm" svg:y1="31.85cm" svg:x2="33.15cm" svg:y2="25.95cm">
          <text:p/>
        </draw:line>
        <draw:line draw:style-name="gr4" draw:text-style-name="P1" draw:layer="Wall_2" svg:x1="36.9cm" svg:y1="31.85cm" svg:x2="36.9cm" svg:y2="25.95cm">
          <text:p/>
        </draw:line>
        <draw:line draw:style-name="gr4" draw:text-style-name="P1" draw:layer="Wall_2" svg:x1="42.55cm" svg:y1="31.85cm" svg:x2="42.55cm" svg:y2="25.95cm">
          <text:p/>
        </draw:line>
        <draw:line draw:style-name="gr4" draw:text-style-name="P1" draw:layer="Wall_2" svg:x1="45.2cm" svg:y1="28.9cm" svg:x2="51.1cm" svg:y2="28.9cm">
          <text:p/>
        </draw:line>
        <draw:line draw:style-name="gr4" draw:text-style-name="P1" draw:layer="Wall_2" svg:x1="22.75cm" svg:y1="14.85cm" svg:x2="25.7cm" svg:y2="25.95cm">
          <text:p/>
        </draw:line>
        <draw:line draw:style-name="gr4" draw:text-style-name="P1" draw:layer="Wall_2" svg:x1="24.481cm" svg:y1="2.1cm" svg:x2="28.6cm" svg:y2="17.6cm">
          <text:p/>
        </draw:line>
        <draw:line draw:style-name="gr4" draw:text-style-name="P1" draw:layer="Wall_2" svg:x1="23.25cm" svg:y1="16.76cm" svg:x2="28.05cm" svg:y2="15.485cm">
          <text:p/>
        </draw:line>
        <draw:line draw:style-name="gr4" draw:text-style-name="P1" draw:layer="Wall_2" svg:x1="30.7cm" svg:y1="14.837cm" svg:x2="40.15cm" svg:y2="12.328cm">
          <text:p/>
        </draw:line>
        <draw:line draw:style-name="gr4" draw:text-style-name="P1" draw:layer="Wall_2" svg:x1="30.228cm" svg:y1="13.2cm" svg:x2="30.666cm" svg:y2="14.85cm">
          <text:p/>
        </draw:line>
        <draw:line draw:style-name="gr4" draw:text-style-name="P1" draw:layer="Wall_2" svg:x1="37.557cm" svg:y1="8.45cm" svg:x2="38.25cm" svg:y2="11.059cm">
          <text:p/>
        </draw:line>
        <draw:line draw:style-name="gr4" draw:text-style-name="P1" draw:layer="Wall_2" svg:x1="37.481cm" svg:y1="2.1cm" svg:x2="40.199cm" svg:y2="12.328cm">
          <text:p/>
        </draw:line>
        <draw:line draw:style-name="gr4" draw:text-style-name="P1" draw:layer="Wall_2" svg:x1="36.596cm" svg:y1="6.5cm" svg:x2="37.14cm" svg:y2="8.55cm">
          <text:p/>
        </draw:line>
        <draw:line draw:style-name="gr4" draw:text-style-name="P1" draw:layer="Wall_2" svg:x1="29.178cm" svg:y1="9.25cm" svg:x2="28.993cm" svg:y2="8.55cm">
          <text:p/>
        </draw:line>
        <draw:line draw:style-name="gr4" draw:text-style-name="P1" draw:layer="Wall_2" svg:x1="30.195cm" svg:y1="13.2cm" svg:x2="38.287cm" svg:y2="11.05cm">
          <text:p/>
        </draw:line>
        <draw:line draw:style-name="gr4" draw:text-style-name="P1" draw:layer="Wall_2" svg:x1="37.14cm" svg:y1="8.555cm" svg:x2="39.05cm" svg:y2="8.048cm">
          <text:p/>
        </draw:line>
        <draw:line draw:style-name="gr4" draw:text-style-name="P1" draw:layer="Wall_2" svg:x1="29.2cm" svg:y1="9.264cm" svg:x2="32.2cm" svg:y2="8.469cm">
          <text:p/>
        </draw:line>
        <draw:line draw:style-name="gr4" draw:text-style-name="P1" draw:layer="Wall_2" svg:x1="28.981cm" svg:y1="8.5cm" svg:x2="38.5cm" svg:y2="5.971cm">
          <text:p/>
        </draw:line>
        <draw:line draw:style-name="gr4" draw:text-style-name="P1" draw:layer="Wall_2" svg:x1="32.189cm" svg:y1="8.469cm" svg:x2="31.986cm" svg:y2="7.7cm">
          <text:p/>
        </draw:line>
        <draw:g>
          <draw:line draw:style-name="gr4" draw:text-style-name="P1" draw:layer="Wall_2" svg:x1="19.098cm" svg:y1="16.812cm" svg:x2="20.529cm" svg:y2="22.2cm">
            <text:p/>
          </draw:line>
          <draw:line draw:style-name="gr4" draw:text-style-name="P1" draw:layer="Wall_2" svg:x1="18.35cm" svg:y1="16.971cm" svg:x2="19.806cm" svg:y2="22.45cm">
            <text:p/>
          </draw:line>
          <draw:line draw:style-name="gr4" draw:text-style-name="P1" draw:layer="Wall_2" svg:x1="10.55cm" svg:y1="17.011cm" svg:x2="18.35cm" svg:y2="17.011cm">
            <text:p/>
          </draw:line>
          <draw:line draw:style-name="gr4" draw:text-style-name="P1" draw:layer="Wall_2" svg:x1="18.35cm" svg:y1="17.011cm" svg:x2="19.1cm" svg:y2="16.812cm">
            <text:p/>
          </draw:line>
          <draw:line draw:style-name="gr4" draw:text-style-name="P1" draw:layer="Wall_2" svg:x1="19.806cm" svg:y1="22.4cm" svg:x2="20.558cm" svg:y2="22.2cm">
            <text:p/>
          </draw:line>
          <draw:line draw:style-name="gr4" draw:text-style-name="P1" draw:layer="Wall_2" svg:x1="10.55cm" svg:y1="18.4cm" svg:x2="18.7cm" svg:y2="18.4cm">
            <text:p/>
          </draw:line>
        </draw:g>
        <draw:g>
          <draw:line draw:style-name="gr4" draw:text-style-name="P1" draw:layer="Wall_2" svg:x1="7.352cm" svg:y1="16.812cm" svg:x2="5.921cm" svg:y2="22.2cm">
            <text:p/>
          </draw:line>
          <draw:line draw:style-name="gr4" draw:text-style-name="P1" draw:layer="Wall_2" svg:x1="8.1cm" svg:y1="16.971cm" svg:x2="6.644cm" svg:y2="22.45cm">
            <text:p/>
          </draw:line>
          <draw:line draw:style-name="gr4" draw:text-style-name="P1" draw:layer="Wall_2" svg:x1="15.9cm" svg:y1="17.011cm" svg:x2="8.1cm" svg:y2="17.011cm">
            <text:p/>
          </draw:line>
          <draw:line draw:style-name="gr4" draw:text-style-name="P1" draw:layer="Wall_2" svg:x1="8.1cm" svg:y1="17.011cm" svg:x2="7.35cm" svg:y2="16.812cm">
            <text:p/>
          </draw:line>
          <draw:line draw:style-name="gr4" draw:text-style-name="P1" draw:layer="Wall_2" svg:x1="6.644cm" svg:y1="22.4cm" svg:x2="5.892cm" svg:y2="22.2cm">
            <text:p/>
          </draw:line>
          <draw:line draw:style-name="gr4" draw:text-style-name="P1" draw:layer="Wall_2" svg:x1="15.9cm" svg:y1="18.4cm" svg:x2="7.75cm" svg:y2="18.4cm">
            <text:p/>
          </draw:line>
        </draw:g>
        <draw:g>
          <draw:g>
            <draw:line draw:style-name="gr5" draw:text-style-name="P1" draw:layer="Detail_2" svg:x1="45.35cm" svg:y1="25.95cm" svg:x2="45.35cm" svg:y2="28.9cm">
              <text:p/>
            </draw:line>
            <draw:line draw:style-name="gr5" draw:text-style-name="P1" draw:layer="Detail_2" svg:x1="46.05cm" svg:y1="25.95cm" svg:x2="46.05cm" svg:y2="28.9cm">
              <text:p/>
            </draw:line>
            <draw:line draw:style-name="gr5" draw:text-style-name="P1" draw:layer="Detail_2" svg:x1="46.75cm" svg:y1="25.95cm" svg:x2="46.75cm" svg:y2="28.9cm">
              <text:p/>
            </draw:line>
            <draw:line draw:style-name="gr5" draw:text-style-name="P1" draw:layer="Detail_2" svg:x1="47.45cm" svg:y1="25.95cm" svg:x2="47.45cm" svg:y2="28.9cm">
              <text:p/>
            </draw:line>
            <draw:line draw:style-name="gr5" draw:text-style-name="P1" draw:layer="Detail_2" svg:x1="48.15cm" svg:y1="25.95cm" svg:x2="48.15cm" svg:y2="28.9cm">
              <text:p/>
            </draw:line>
            <draw:line draw:style-name="gr5" draw:text-style-name="P1" draw:layer="Detail_2" svg:x1="48.85cm" svg:y1="25.95cm" svg:x2="48.85cm" svg:y2="28.9cm">
              <text:p/>
            </draw:line>
            <draw:line draw:style-name="gr5" draw:text-style-name="P1" draw:layer="Detail_2" svg:x1="49.55cm" svg:y1="25.95cm" svg:x2="49.55cm" svg:y2="28.9cm">
              <text:p/>
            </draw:line>
            <draw:line draw:style-name="gr5" draw:text-style-name="P1" draw:layer="Detail_2" svg:x1="50.25cm" svg:y1="25.95cm" svg:x2="50.25cm" svg:y2="28.9cm">
              <text:p/>
            </draw:line>
            <draw:line draw:style-name="gr5" draw:text-style-name="P1" draw:layer="Detail_2" svg:x1="50.95cm" svg:y1="25.95cm" svg:x2="50.95cm" svg:y2="28.9cm">
              <text:p/>
            </draw:line>
          </draw:g>
          <draw:g>
            <draw:line draw:style-name="gr5" draw:text-style-name="P1" draw:layer="Detail_2" svg:x1="45.35cm" svg:y1="28.9cm" svg:x2="45.35cm" svg:y2="31.85cm">
              <text:p/>
            </draw:line>
            <draw:line draw:style-name="gr5" draw:text-style-name="P1" draw:layer="Detail_2" svg:x1="46.05cm" svg:y1="28.9cm" svg:x2="46.05cm" svg:y2="31.85cm">
              <text:p/>
            </draw:line>
            <draw:line draw:style-name="gr5" draw:text-style-name="P1" draw:layer="Detail_2" svg:x1="46.75cm" svg:y1="28.9cm" svg:x2="46.75cm" svg:y2="31.85cm">
              <text:p/>
            </draw:line>
            <draw:line draw:style-name="gr5" draw:text-style-name="P1" draw:layer="Detail_2" svg:x1="47.45cm" svg:y1="28.9cm" svg:x2="47.45cm" svg:y2="31.85cm">
              <text:p/>
            </draw:line>
            <draw:line draw:style-name="gr5" draw:text-style-name="P1" draw:layer="Detail_2" svg:x1="48.15cm" svg:y1="28.9cm" svg:x2="48.15cm" svg:y2="31.85cm">
              <text:p/>
            </draw:line>
            <draw:line draw:style-name="gr5" draw:text-style-name="P1" draw:layer="Detail_2" svg:x1="48.85cm" svg:y1="28.9cm" svg:x2="48.85cm" svg:y2="31.85cm">
              <text:p/>
            </draw:line>
            <draw:line draw:style-name="gr5" draw:text-style-name="P1" draw:layer="Detail_2" svg:x1="49.55cm" svg:y1="28.9cm" svg:x2="49.55cm" svg:y2="31.85cm">
              <text:p/>
            </draw:line>
            <draw:line draw:style-name="gr5" draw:text-style-name="P1" draw:layer="Detail_2" svg:x1="50.25cm" svg:y1="28.9cm" svg:x2="50.25cm" svg:y2="31.85cm">
              <text:p/>
            </draw:line>
            <draw:line draw:style-name="gr5" draw:text-style-name="P1" draw:layer="Detail_2" svg:x1="50.95cm" svg:y1="28.9cm" svg:x2="50.95cm" svg:y2="31.85cm">
              <text:p/>
            </draw:line>
          </draw:g>
        </draw:g>
        <draw:line draw:style-name="gr4" draw:text-style-name="P1" draw:layer="Wall_2" svg:x1="9.55cm" svg:y1="28.9cm" svg:x2="15.45cm" svg:y2="28.9cm">
          <text:p/>
        </draw:line>
        <draw:g>
          <draw:g>
            <draw:line draw:style-name="gr5" draw:text-style-name="P1" draw:layer="Detail_2" svg:x1="9.7cm" svg:y1="25.95cm" svg:x2="9.7cm" svg:y2="28.9cm">
              <text:p/>
            </draw:line>
            <draw:line draw:style-name="gr5" draw:text-style-name="P1" draw:layer="Detail_2" svg:x1="10.4cm" svg:y1="25.95cm" svg:x2="10.4cm" svg:y2="28.9cm">
              <text:p/>
            </draw:line>
            <draw:line draw:style-name="gr5" draw:text-style-name="P1" draw:layer="Detail_2" svg:x1="11.1cm" svg:y1="25.95cm" svg:x2="11.1cm" svg:y2="28.9cm">
              <text:p/>
            </draw:line>
            <draw:line draw:style-name="gr5" draw:text-style-name="P1" draw:layer="Detail_2" svg:x1="11.8cm" svg:y1="25.95cm" svg:x2="11.8cm" svg:y2="28.9cm">
              <text:p/>
            </draw:line>
            <draw:line draw:style-name="gr5" draw:text-style-name="P1" draw:layer="Detail_2" svg:x1="12.5cm" svg:y1="25.95cm" svg:x2="12.5cm" svg:y2="28.9cm">
              <text:p/>
            </draw:line>
            <draw:line draw:style-name="gr5" draw:text-style-name="P1" draw:layer="Detail_2" svg:x1="13.2cm" svg:y1="25.95cm" svg:x2="13.2cm" svg:y2="28.9cm">
              <text:p/>
            </draw:line>
            <draw:line draw:style-name="gr5" draw:text-style-name="P1" draw:layer="Detail_2" svg:x1="13.9cm" svg:y1="25.95cm" svg:x2="13.9cm" svg:y2="28.9cm">
              <text:p/>
            </draw:line>
            <draw:line draw:style-name="gr5" draw:text-style-name="P1" draw:layer="Detail_2" svg:x1="14.6cm" svg:y1="25.95cm" svg:x2="14.6cm" svg:y2="28.9cm">
              <text:p/>
            </draw:line>
            <draw:line draw:style-name="gr5" draw:text-style-name="P1" draw:layer="Detail_2" svg:x1="15.3cm" svg:y1="25.95cm" svg:x2="15.3cm" svg:y2="28.9cm">
              <text:p/>
            </draw:line>
          </draw:g>
          <draw:g>
            <draw:line draw:style-name="gr5" draw:text-style-name="P1" draw:layer="Detail_2" svg:x1="9.7cm" svg:y1="28.9cm" svg:x2="9.7cm" svg:y2="31.85cm">
              <text:p/>
            </draw:line>
            <draw:line draw:style-name="gr5" draw:text-style-name="P1" draw:layer="Detail_2" svg:x1="10.4cm" svg:y1="28.9cm" svg:x2="10.4cm" svg:y2="31.85cm">
              <text:p/>
            </draw:line>
            <draw:line draw:style-name="gr5" draw:text-style-name="P1" draw:layer="Detail_2" svg:x1="11.1cm" svg:y1="28.9cm" svg:x2="11.1cm" svg:y2="31.85cm">
              <text:p/>
            </draw:line>
            <draw:line draw:style-name="gr5" draw:text-style-name="P1" draw:layer="Detail_2" svg:x1="11.8cm" svg:y1="28.9cm" svg:x2="11.8cm" svg:y2="31.85cm">
              <text:p/>
            </draw:line>
            <draw:line draw:style-name="gr5" draw:text-style-name="P1" draw:layer="Detail_2" svg:x1="12.5cm" svg:y1="28.9cm" svg:x2="12.5cm" svg:y2="31.85cm">
              <text:p/>
            </draw:line>
            <draw:line draw:style-name="gr5" draw:text-style-name="P1" draw:layer="Detail_2" svg:x1="13.2cm" svg:y1="28.9cm" svg:x2="13.2cm" svg:y2="31.85cm">
              <text:p/>
            </draw:line>
            <draw:line draw:style-name="gr5" draw:text-style-name="P1" draw:layer="Detail_2" svg:x1="13.9cm" svg:y1="28.9cm" svg:x2="13.9cm" svg:y2="31.85cm">
              <text:p/>
            </draw:line>
            <draw:line draw:style-name="gr5" draw:text-style-name="P1" draw:layer="Detail_2" svg:x1="14.6cm" svg:y1="28.9cm" svg:x2="14.6cm" svg:y2="31.85cm">
              <text:p/>
            </draw:line>
            <draw:line draw:style-name="gr5" draw:text-style-name="P1" draw:layer="Detail_2" svg:x1="15.3cm" svg:y1="28.9cm" svg:x2="15.3cm" svg:y2="31.85cm">
              <text:p/>
            </draw:line>
          </draw:g>
        </draw:g>
        <draw:g>
          <draw:custom-shape draw:style-name="gr6" draw:text-style-name="P2" draw:layer="FCU_2" svg:width="1.6cm" svg:height="2.05cm" svg:x="3.05cm" svg:y="13.8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FCU_2" svg:width="1.95cm" svg:height="2.65cm" svg:x="5.05cm" svg:y="13.5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FCU_2" svg:width="6.5cm" svg:height="0.889cm" svg:x="3.05cm" svg:y="14.43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3" draw:layer="FCU_2" svg:width="1.6cm" svg:height="2.05cm" svg:x="20.1cm" svg:y="13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3" draw:layer="FCU_2" svg:width="1.95cm" svg:height="2.65cm" svg:x="17.75cm" svg:y="13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" draw:text-style-name="P3" draw:layer="FCU_2" svg:width="6.5cm" svg:height="0.889cm" svg:x="15.2cm" svg:y="14.4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2" draw:text-style-name="P4" draw:layer="FCU_2" svg:width="1.6cm" svg:height="2.05cm" svg:x="43.4cm" svg:y="21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4" draw:layer="FCU_2" svg:width="1.95cm" svg:height="2.65cm" svg:x="41.05cm" svg:y="21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4" draw:layer="FCU_2" svg:width="6.5cm" svg:height="0.889cm" svg:x="38.5cm" svg:y="22.3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5" draw:text-style-name="P5" draw:layer="FCU_2" svg:width="1.6cm" svg:height="2.05cm" svg:x="47cm" svg:y="11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5" draw:layer="FCU_2" svg:width="1.95cm" svg:height="2.65cm" svg:x="44.65cm" svg:y="11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5" draw:layer="FCU_2" svg:width="6.5cm" svg:height="0.889cm" svg:x="42.1cm" svg:y="12.531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18" draw:text-style-name="P1" draw:layer="Wall_3" svg:x1="51.7cm" svg:y1="2.1cm" svg:x2="2.126cm" svg:y2="2.1cm">
          <text:p/>
        </draw:line>
        <draw:line draw:style-name="gr18" draw:text-style-name="P1" draw:layer="Wall_3" svg:x1="2.125cm" svg:y1="2.1cm" svg:x2="2.125cm" svg:y2="31.85cm">
          <text:p/>
        </draw:line>
        <draw:line draw:style-name="gr18" draw:text-style-name="P1" draw:layer="Wall_3" svg:x1="56.65cm" svg:y1="31.85cm" svg:x2="2.126cm" svg:y2="31.85cm">
          <text:p/>
        </draw:line>
        <draw:line draw:style-name="gr18" draw:text-style-name="P1" draw:layer="Wall_3" svg:x1="5.75cm" svg:y1="17.1cm" svg:x2="2.126cm" svg:y2="17.1cm">
          <text:p/>
        </draw:line>
        <draw:line draw:style-name="gr18" draw:text-style-name="P1" draw:layer="Wall_3" svg:x1="51.7cm" svg:y1="2.1cm" svg:x2="56.65cm" svg:y2="31.85cm">
          <text:p/>
        </draw:line>
        <draw:line draw:style-name="gr18" draw:text-style-name="P1" draw:layer="Wall_3" svg:x1="55.65cm" svg:y1="25.95cm" svg:x2="6.85cm" svg:y2="25.95cm">
          <text:p/>
        </draw:line>
        <draw:line draw:style-name="gr18" draw:text-style-name="P1" draw:layer="Wall_3" svg:x1="6.85cm" svg:y1="31.85cm" svg:x2="6.85cm" svg:y2="25.95cm">
          <text:p/>
        </draw:line>
        <draw:line draw:style-name="gr18" draw:text-style-name="P1" draw:layer="Wall_3" svg:x1="18.1cm" svg:y1="31.85cm" svg:x2="18.1cm" svg:y2="25.95cm">
          <text:p/>
        </draw:line>
        <draw:line draw:style-name="gr18" draw:text-style-name="P1" draw:layer="Wall_3" svg:x1="25.7cm" svg:y1="31.85cm" svg:x2="25.7cm" svg:y2="25.95cm">
          <text:p/>
        </draw:line>
        <draw:line draw:style-name="gr18" draw:text-style-name="P1" draw:layer="Wall_3" svg:x1="33.15cm" svg:y1="31.85cm" svg:x2="33.15cm" svg:y2="25.95cm">
          <text:p/>
        </draw:line>
        <draw:line draw:style-name="gr18" draw:text-style-name="P1" draw:layer="Wall_3" svg:x1="36.9cm" svg:y1="31.85cm" svg:x2="36.9cm" svg:y2="25.95cm">
          <text:p/>
        </draw:line>
        <draw:line draw:style-name="gr18" draw:text-style-name="P1" draw:layer="Wall_3" svg:x1="42.55cm" svg:y1="31.85cm" svg:x2="42.55cm" svg:y2="25.95cm">
          <text:p/>
        </draw:line>
        <draw:line draw:style-name="gr18" draw:text-style-name="P1" draw:layer="Wall_3" svg:x1="7.352cm" svg:y1="19.9cm" svg:x2="6.75cm" svg:y2="19.9cm">
          <text:p/>
        </draw:line>
        <draw:line draw:style-name="gr18" draw:text-style-name="P1" draw:layer="Wall_3" svg:x1="28.2cm" svg:y1="2.1cm" svg:x2="24.1cm" svg:y2="19.9cm">
          <text:p/>
        </draw:line>
        <draw:line draw:style-name="gr18" draw:text-style-name="P1" draw:layer="Wall_3" svg:x1="25.85cm" svg:y1="16.4cm" svg:x2="25.076cm" svg:y2="15.7cm">
          <text:p/>
        </draw:line>
        <draw:path draw:style-name="gr18" draw:text-style-name="P1" draw:layer="Wall_3" svg:width="10.98cm" svg:height="12.645cm" draw:transform="rotate (0.85573493225282) translate (7.352cm 19.9cm)" svg:viewBox="0 0 10981 12646" svg:d="M0 0c8691 4900 10981 12646 10981 12646">
          <text:p/>
        </draw:path>
        <draw:path draw:style-name="gr18" draw:text-style-name="P1" draw:layer="Wall_3" svg:width="13.866cm" svg:height="15.968cm" draw:transform="skewX (6.72914484018366E-017) rotate (2.28585772133697) translate (37.9922789247452cm 28.6705378664611cm)" svg:viewBox="0 0 13867 15969" svg:d="M13867 0c-10181 4403-13867 15969-13867 15969">
          <text:p/>
        </draw:path>
        <draw:line draw:style-name="gr18" draw:text-style-name="P1" draw:layer="Wall_3" svg:x1="53.2cm" svg:y1="16.4cm" svg:x2="53.974cm" svg:y2="15.7cm">
          <text:p/>
        </draw:line>
        <draw:line draw:style-name="gr19" draw:text-style-name="P1" draw:layer="Wall_3" svg:x1="45.25cm" svg:y1="28.9cm" svg:x2="51.15cm" svg:y2="28.9cm">
          <text:p/>
        </draw:line>
        <draw:line draw:style-name="gr19" draw:text-style-name="P1" draw:layer="Wall_3" svg:x1="9.6cm" svg:y1="28.9cm" svg:x2="15.5cm" svg:y2="28.9cm">
          <text:p/>
        </draw:line>
        <draw:g>
          <draw:g>
            <draw:g>
              <draw:line draw:style-name="gr20" draw:text-style-name="P1" draw:layer="Detail_3" svg:x1="45.4cm" svg:y1="25.95cm" svg:x2="45.4cm" svg:y2="28.9cm">
                <text:p/>
              </draw:line>
              <draw:line draw:style-name="gr20" draw:text-style-name="P1" draw:layer="Detail_3" svg:x1="46.1cm" svg:y1="25.95cm" svg:x2="46.1cm" svg:y2="28.9cm">
                <text:p/>
              </draw:line>
              <draw:line draw:style-name="gr20" draw:text-style-name="P1" draw:layer="Detail_3" svg:x1="46.8cm" svg:y1="25.95cm" svg:x2="46.8cm" svg:y2="28.9cm">
                <text:p/>
              </draw:line>
              <draw:line draw:style-name="gr20" draw:text-style-name="P1" draw:layer="Detail_3" svg:x1="47.5cm" svg:y1="25.95cm" svg:x2="47.5cm" svg:y2="28.9cm">
                <text:p/>
              </draw:line>
              <draw:line draw:style-name="gr20" draw:text-style-name="P1" draw:layer="Detail_3" svg:x1="48.2cm" svg:y1="25.95cm" svg:x2="48.2cm" svg:y2="28.9cm">
                <text:p/>
              </draw:line>
              <draw:line draw:style-name="gr20" draw:text-style-name="P1" draw:layer="Detail_3" svg:x1="48.9cm" svg:y1="25.95cm" svg:x2="48.9cm" svg:y2="28.9cm">
                <text:p/>
              </draw:line>
              <draw:line draw:style-name="gr20" draw:text-style-name="P1" draw:layer="Detail_3" svg:x1="49.6cm" svg:y1="25.95cm" svg:x2="49.6cm" svg:y2="28.9cm">
                <text:p/>
              </draw:line>
              <draw:line draw:style-name="gr20" draw:text-style-name="P1" draw:layer="Detail_3" svg:x1="50.3cm" svg:y1="25.95cm" svg:x2="50.3cm" svg:y2="28.9cm">
                <text:p/>
              </draw:line>
              <draw:line draw:style-name="gr20" draw:text-style-name="P1" draw:layer="Detail_3" svg:x1="51cm" svg:y1="25.95cm" svg:x2="51cm" svg:y2="28.9cm">
                <text:p/>
              </draw:line>
            </draw:g>
            <draw:g>
              <draw:line draw:style-name="gr20" draw:text-style-name="P1" draw:layer="Detail_3" svg:x1="45.4cm" svg:y1="28.9cm" svg:x2="45.4cm" svg:y2="31.85cm">
                <text:p/>
              </draw:line>
              <draw:line draw:style-name="gr20" draw:text-style-name="P1" draw:layer="Detail_3" svg:x1="46.1cm" svg:y1="28.9cm" svg:x2="46.1cm" svg:y2="31.85cm">
                <text:p/>
              </draw:line>
              <draw:line draw:style-name="gr20" draw:text-style-name="P1" draw:layer="Detail_3" svg:x1="46.8cm" svg:y1="28.9cm" svg:x2="46.8cm" svg:y2="31.85cm">
                <text:p/>
              </draw:line>
              <draw:line draw:style-name="gr20" draw:text-style-name="P1" draw:layer="Detail_3" svg:x1="47.5cm" svg:y1="28.9cm" svg:x2="47.5cm" svg:y2="31.85cm">
                <text:p/>
              </draw:line>
              <draw:line draw:style-name="gr20" draw:text-style-name="P1" draw:layer="Detail_3" svg:x1="48.2cm" svg:y1="28.9cm" svg:x2="48.2cm" svg:y2="31.85cm">
                <text:p/>
              </draw:line>
              <draw:line draw:style-name="gr20" draw:text-style-name="P1" draw:layer="Detail_3" svg:x1="48.9cm" svg:y1="28.9cm" svg:x2="48.9cm" svg:y2="31.85cm">
                <text:p/>
              </draw:line>
              <draw:line draw:style-name="gr20" draw:text-style-name="P1" draw:layer="Detail_3" svg:x1="49.6cm" svg:y1="28.9cm" svg:x2="49.6cm" svg:y2="31.85cm">
                <text:p/>
              </draw:line>
              <draw:line draw:style-name="gr20" draw:text-style-name="P1" draw:layer="Detail_3" svg:x1="50.3cm" svg:y1="28.9cm" svg:x2="50.3cm" svg:y2="31.85cm">
                <text:p/>
              </draw:line>
              <draw:line draw:style-name="gr20" draw:text-style-name="P1" draw:layer="Detail_3" svg:x1="51cm" svg:y1="28.9cm" svg:x2="51cm" svg:y2="31.85cm">
                <text:p/>
              </draw:line>
            </draw:g>
          </draw:g>
          <draw:g>
            <draw:g>
              <draw:line draw:style-name="gr20" draw:text-style-name="P1" draw:layer="Detail_3" svg:x1="9.75cm" svg:y1="25.95cm" svg:x2="9.75cm" svg:y2="28.9cm">
                <text:p/>
              </draw:line>
              <draw:line draw:style-name="gr20" draw:text-style-name="P1" draw:layer="Detail_3" svg:x1="10.45cm" svg:y1="25.95cm" svg:x2="10.45cm" svg:y2="28.9cm">
                <text:p/>
              </draw:line>
              <draw:line draw:style-name="gr20" draw:text-style-name="P1" draw:layer="Detail_3" svg:x1="11.15cm" svg:y1="25.95cm" svg:x2="11.15cm" svg:y2="28.9cm">
                <text:p/>
              </draw:line>
              <draw:line draw:style-name="gr20" draw:text-style-name="P1" draw:layer="Detail_3" svg:x1="11.85cm" svg:y1="25.95cm" svg:x2="11.85cm" svg:y2="28.9cm">
                <text:p/>
              </draw:line>
              <draw:line draw:style-name="gr20" draw:text-style-name="P1" draw:layer="Detail_3" svg:x1="12.55cm" svg:y1="25.95cm" svg:x2="12.55cm" svg:y2="28.9cm">
                <text:p/>
              </draw:line>
              <draw:line draw:style-name="gr20" draw:text-style-name="P1" draw:layer="Detail_3" svg:x1="13.25cm" svg:y1="25.95cm" svg:x2="13.25cm" svg:y2="28.9cm">
                <text:p/>
              </draw:line>
              <draw:line draw:style-name="gr20" draw:text-style-name="P1" draw:layer="Detail_3" svg:x1="13.95cm" svg:y1="25.95cm" svg:x2="13.95cm" svg:y2="28.9cm">
                <text:p/>
              </draw:line>
              <draw:line draw:style-name="gr20" draw:text-style-name="P1" draw:layer="Detail_3" svg:x1="14.65cm" svg:y1="25.95cm" svg:x2="14.65cm" svg:y2="28.9cm">
                <text:p/>
              </draw:line>
              <draw:line draw:style-name="gr20" draw:text-style-name="P1" draw:layer="Detail_3" svg:x1="15.35cm" svg:y1="25.95cm" svg:x2="15.35cm" svg:y2="28.9cm">
                <text:p/>
              </draw:line>
            </draw:g>
            <draw:g>
              <draw:line draw:style-name="gr20" draw:text-style-name="P1" draw:layer="Detail_3" svg:x1="9.75cm" svg:y1="28.9cm" svg:x2="9.75cm" svg:y2="31.85cm">
                <text:p/>
              </draw:line>
              <draw:line draw:style-name="gr20" draw:text-style-name="P1" draw:layer="Detail_3" svg:x1="10.45cm" svg:y1="28.9cm" svg:x2="10.45cm" svg:y2="31.85cm">
                <text:p/>
              </draw:line>
              <draw:line draw:style-name="gr20" draw:text-style-name="P1" draw:layer="Detail_3" svg:x1="11.15cm" svg:y1="28.9cm" svg:x2="11.15cm" svg:y2="31.85cm">
                <text:p/>
              </draw:line>
              <draw:line draw:style-name="gr20" draw:text-style-name="P1" draw:layer="Detail_3" svg:x1="11.85cm" svg:y1="28.9cm" svg:x2="11.85cm" svg:y2="31.85cm">
                <text:p/>
              </draw:line>
              <draw:line draw:style-name="gr20" draw:text-style-name="P1" draw:layer="Detail_3" svg:x1="12.55cm" svg:y1="28.9cm" svg:x2="12.55cm" svg:y2="31.85cm">
                <text:p/>
              </draw:line>
              <draw:line draw:style-name="gr20" draw:text-style-name="P1" draw:layer="Detail_3" svg:x1="13.25cm" svg:y1="28.9cm" svg:x2="13.25cm" svg:y2="31.85cm">
                <text:p/>
              </draw:line>
              <draw:line draw:style-name="gr20" draw:text-style-name="P1" draw:layer="Detail_3" svg:x1="13.95cm" svg:y1="28.9cm" svg:x2="13.95cm" svg:y2="31.85cm">
                <text:p/>
              </draw:line>
              <draw:line draw:style-name="gr20" draw:text-style-name="P1" draw:layer="Detail_3" svg:x1="14.65cm" svg:y1="28.9cm" svg:x2="14.65cm" svg:y2="31.85cm">
                <text:p/>
              </draw:line>
              <draw:line draw:style-name="gr20" draw:text-style-name="P1" draw:layer="Detail_3" svg:x1="15.35cm" svg:y1="28.9cm" svg:x2="15.35cm" svg:y2="31.85cm">
                <text:p/>
              </draw:line>
            </draw:g>
          </draw:g>
        </draw:g>
        <draw:g>
          <draw:custom-shape draw:style-name="gr6" draw:text-style-name="P2" draw:layer="FCU_3" svg:width="1.6cm" svg:height="2.05cm" svg:x="3.3cm" svg:y="14.0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FCU_3" svg:width="1.95cm" svg:height="2.65cm" svg:x="5.3cm" svg:y="13.7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FCU_3" svg:width="6.5cm" svg:height="0.889cm" svg:x="3.3cm" svg:y="14.63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3" draw:layer="FCU_3" svg:width="1.6cm" svg:height="2.05cm" svg:x="21.3cm" svg:y="1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3" draw:layer="FCU_3" svg:width="1.95cm" svg:height="2.65cm" svg:x="18.95cm" svg:y="1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" draw:text-style-name="P3" draw:layer="FCU_3" svg:width="6.5cm" svg:height="0.889cm" svg:x="16.4cm" svg:y="14.6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5" draw:text-style-name="P5" draw:layer="FCU_3" svg:width="1.6cm" svg:height="2.05cm" svg:x="45.5cm" svg:y="8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5" draw:layer="FCU_3" svg:width="1.95cm" svg:height="2.65cm" svg:x="43.15cm" svg:y="7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5" draw:layer="FCU_3" svg:width="6.5cm" svg:height="0.889cm" svg:x="40.6cm" svg:y="8.8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2" draw:text-style-name="P4" draw:layer="FCU_3" svg:width="1.6cm" svg:height="2.05cm" svg:x="35.95cm" svg:y="1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4" draw:layer="FCU_3" svg:width="1.95cm" svg:height="2.65cm" svg:x="33.6cm" svg:y="1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4" draw:layer="FCU_3" svg:width="6.5cm" svg:height="0.889cm" svg:x="31.05cm" svg:y="14.631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21" draw:text-style-name="P1" draw:layer="Wall_4" svg:x1="2.125cm" svg:y1="2.1cm" svg:x2="2.125cm" svg:y2="31.85cm">
          <text:p/>
        </draw:line>
        <draw:line draw:style-name="gr21" draw:text-style-name="P1" draw:layer="Wall_4" svg:x1="56.65cm" svg:y1="31.85cm" svg:x2="2.126cm" svg:y2="31.85cm">
          <text:p/>
        </draw:line>
        <draw:line draw:style-name="gr21" draw:text-style-name="P1" draw:layer="Wall_4" svg:x1="56.65cm" svg:y1="31.85cm" svg:x2="51.7cm" svg:y2="2.1cm">
          <text:p/>
        </draw:line>
        <draw:line draw:style-name="gr21" draw:text-style-name="P1" draw:layer="Wall_4" svg:x1="55.65cm" svg:y1="25.95cm" svg:x2="6.85cm" svg:y2="25.95cm">
          <text:p/>
        </draw:line>
        <draw:line draw:style-name="gr21" draw:text-style-name="P1" draw:layer="Wall_4" svg:x1="6.85cm" svg:y1="25.95cm" svg:x2="6.85cm" svg:y2="31.85cm">
          <text:p/>
        </draw:line>
        <draw:line draw:style-name="gr21" draw:text-style-name="P1" draw:layer="Wall_4" svg:x1="51.7cm" svg:y1="2.1cm" svg:x2="2.126cm" svg:y2="2.1cm">
          <text:p/>
        </draw:line>
        <draw:line draw:style-name="gr21" draw:text-style-name="P1" draw:layer="Wall_4" svg:x1="18.1cm" svg:y1="25.95cm" svg:x2="18.1cm" svg:y2="31.85cm">
          <text:p/>
        </draw:line>
        <draw:line draw:style-name="gr21" draw:text-style-name="P1" draw:layer="Wall_4" svg:x1="25.7cm" svg:y1="25.95cm" svg:x2="25.7cm" svg:y2="31.85cm">
          <text:p/>
        </draw:line>
        <draw:line draw:style-name="gr21" draw:text-style-name="P1" draw:layer="Wall_4" svg:x1="33.15cm" svg:y1="25.95cm" svg:x2="33.15cm" svg:y2="31.85cm">
          <text:p/>
        </draw:line>
        <draw:line draw:style-name="gr21" draw:text-style-name="P1" draw:layer="Wall_4" svg:x1="36.9cm" svg:y1="25.95cm" svg:x2="36.9cm" svg:y2="31.85cm">
          <text:p/>
        </draw:line>
        <draw:line draw:style-name="gr21" draw:text-style-name="P1" draw:layer="Wall_4" svg:x1="2.126cm" svg:y1="18.2cm" svg:x2="5.501cm" svg:y2="18.2cm">
          <text:p/>
        </draw:line>
        <draw:line draw:style-name="gr21" draw:text-style-name="P1" draw:layer="Wall_4" svg:x1="6.1cm" svg:y1="18.843cm" svg:x2="5.501cm" svg:y2="18.2cm">
          <text:p/>
        </draw:line>
        <draw:line draw:style-name="gr21" draw:text-style-name="P1" draw:layer="Wall_4" svg:x1="8.201cm" svg:y1="21.1cm" svg:x2="7.6cm" svg:y2="20.455cm">
          <text:p/>
        </draw:line>
        <draw:line draw:style-name="gr21" draw:text-style-name="P1" draw:layer="Wall_4" svg:x1="11.5cm" svg:y1="2.1cm" svg:x2="11.501cm" svg:y2="18.05cm">
          <text:p/>
        </draw:line>
        <draw:line draw:style-name="gr21" draw:text-style-name="P1" draw:layer="Wall_4" svg:x1="19.35cm" svg:y1="21.6cm" svg:x2="11.502cm" svg:y2="18.05cm">
          <text:p/>
        </draw:line>
        <draw:line draw:style-name="gr21" draw:text-style-name="P1" draw:layer="Wall_4" svg:x1="8.204cm" svg:y1="21.1cm" svg:x2="11.503cm" svg:y2="18.05cm">
          <text:p/>
        </draw:line>
        <draw:line draw:style-name="gr21" draw:text-style-name="P1" draw:layer="Wall_4" svg:x1="19.349cm" svg:y1="21.6cm" svg:x2="19.619cm" svg:y2="21cm">
          <text:p/>
        </draw:line>
        <draw:line draw:style-name="gr21" draw:text-style-name="P1" draw:layer="Wall_4" svg:x1="20.951cm" svg:y1="2.1cm" svg:x2="20.952cm" svg:y2="18.05cm">
          <text:p/>
        </draw:line>
        <draw:line draw:style-name="gr21" draw:text-style-name="P1" draw:layer="Wall_4" svg:x1="20.951cm" svg:y1="18.05cm" svg:x2="21.9cm" svg:y2="18.05cm">
          <text:p/>
        </draw:line>
        <draw:line draw:style-name="gr21" draw:text-style-name="P1" draw:layer="Wall_4" svg:x1="20.57cm" svg:y1="18.9cm" svg:x2="20.953cm" svg:y2="18.05cm">
          <text:p/>
        </draw:line>
        <draw:line draw:style-name="gr21" draw:text-style-name="P1" draw:layer="Wall_4" svg:x1="41.099cm" svg:y1="2.1cm" svg:x2="44.106cm" svg:y2="18.3cm">
          <text:p/>
        </draw:line>
        <draw:line draw:style-name="gr21" draw:text-style-name="P1" draw:layer="Wall_4" svg:x1="44.7cm" svg:y1="21.495cm" svg:x2="54.6cm" svg:y2="19.65cm">
          <text:p/>
        </draw:line>
        <draw:line draw:style-name="gr21" draw:text-style-name="P1" draw:layer="Wall_4" svg:x1="44.7cm" svg:y1="21.495cm" svg:x2="44.55cm" svg:y2="20.687cm">
          <text:p/>
        </draw:line>
        <draw:line draw:style-name="gr21" draw:text-style-name="P1" draw:layer="Wall_4" svg:x1="41.3cm" svg:y1="17.6cm" svg:x2="43.7cm" svg:y2="16.25cm">
          <text:p/>
        </draw:line>
        <draw:line draw:style-name="gr21" draw:text-style-name="P1" draw:layer="Wall_4" svg:x1="42.55cm" svg:y1="25.95cm" svg:x2="42.55cm" svg:y2="31.85cm">
          <text:p/>
        </draw:line>
        <draw:path draw:style-name="gr21" draw:text-style-name="P1" draw:layer="Wall_4" svg:width="12.952cm" svg:height="6.404cm" draw:transform="rotate (-2.68239652739009) translate (38.85cm 18.7cm)" svg:viewBox="0 0 12953 6405" svg:d="M0 0c8947 631 12953 6405 12953 6405">
          <text:p/>
        </draw:path>
        <draw:line draw:style-name="gr4" draw:text-style-name="P1" draw:layer="Wall_4" svg:x1="45.25cm" svg:y1="28.9cm" svg:x2="51.15cm" svg:y2="28.9cm">
          <text:p/>
        </draw:line>
        <draw:line draw:style-name="gr4" draw:text-style-name="P1" draw:layer="Wall_4" svg:x1="9.6cm" svg:y1="28.9cm" svg:x2="15.5cm" svg:y2="28.9cm">
          <text:p/>
        </draw:line>
        <draw:g>
          <draw:g>
            <draw:g>
              <draw:line draw:style-name="gr20" draw:text-style-name="P1" draw:layer="Detail_4" svg:x1="45.35cm" svg:y1="25.95cm" svg:x2="45.35cm" svg:y2="28.9cm">
                <text:p/>
              </draw:line>
              <draw:line draw:style-name="gr20" draw:text-style-name="P1" draw:layer="Detail_4" svg:x1="46.05cm" svg:y1="25.95cm" svg:x2="46.05cm" svg:y2="28.9cm">
                <text:p/>
              </draw:line>
              <draw:line draw:style-name="gr20" draw:text-style-name="P1" draw:layer="Detail_4" svg:x1="46.75cm" svg:y1="25.95cm" svg:x2="46.75cm" svg:y2="28.9cm">
                <text:p/>
              </draw:line>
              <draw:line draw:style-name="gr20" draw:text-style-name="P1" draw:layer="Detail_4" svg:x1="47.45cm" svg:y1="25.95cm" svg:x2="47.45cm" svg:y2="28.9cm">
                <text:p/>
              </draw:line>
              <draw:line draw:style-name="gr20" draw:text-style-name="P1" draw:layer="Detail_4" svg:x1="48.15cm" svg:y1="25.95cm" svg:x2="48.15cm" svg:y2="28.9cm">
                <text:p/>
              </draw:line>
              <draw:line draw:style-name="gr20" draw:text-style-name="P1" draw:layer="Detail_4" svg:x1="48.85cm" svg:y1="25.95cm" svg:x2="48.85cm" svg:y2="28.9cm">
                <text:p/>
              </draw:line>
              <draw:line draw:style-name="gr20" draw:text-style-name="P1" draw:layer="Detail_4" svg:x1="49.55cm" svg:y1="25.95cm" svg:x2="49.55cm" svg:y2="28.9cm">
                <text:p/>
              </draw:line>
              <draw:line draw:style-name="gr20" draw:text-style-name="P1" draw:layer="Detail_4" svg:x1="50.25cm" svg:y1="25.95cm" svg:x2="50.25cm" svg:y2="28.9cm">
                <text:p/>
              </draw:line>
              <draw:line draw:style-name="gr20" draw:text-style-name="P1" draw:layer="Detail_4" svg:x1="50.95cm" svg:y1="25.95cm" svg:x2="50.95cm" svg:y2="28.9cm">
                <text:p/>
              </draw:line>
            </draw:g>
            <draw:g>
              <draw:line draw:style-name="gr20" draw:text-style-name="P1" draw:layer="Detail_4" svg:x1="45.35cm" svg:y1="28.9cm" svg:x2="45.35cm" svg:y2="31.85cm">
                <text:p/>
              </draw:line>
              <draw:line draw:style-name="gr20" draw:text-style-name="P1" draw:layer="Detail_4" svg:x1="46.05cm" svg:y1="28.9cm" svg:x2="46.05cm" svg:y2="31.85cm">
                <text:p/>
              </draw:line>
              <draw:line draw:style-name="gr20" draw:text-style-name="P1" draw:layer="Detail_4" svg:x1="46.75cm" svg:y1="28.9cm" svg:x2="46.75cm" svg:y2="31.85cm">
                <text:p/>
              </draw:line>
              <draw:line draw:style-name="gr20" draw:text-style-name="P1" draw:layer="Detail_4" svg:x1="47.45cm" svg:y1="28.9cm" svg:x2="47.45cm" svg:y2="31.85cm">
                <text:p/>
              </draw:line>
              <draw:line draw:style-name="gr20" draw:text-style-name="P1" draw:layer="Detail_4" svg:x1="48.15cm" svg:y1="28.9cm" svg:x2="48.15cm" svg:y2="31.85cm">
                <text:p/>
              </draw:line>
              <draw:line draw:style-name="gr20" draw:text-style-name="P1" draw:layer="Detail_4" svg:x1="48.85cm" svg:y1="28.9cm" svg:x2="48.85cm" svg:y2="31.85cm">
                <text:p/>
              </draw:line>
              <draw:line draw:style-name="gr20" draw:text-style-name="P1" draw:layer="Detail_4" svg:x1="49.55cm" svg:y1="28.9cm" svg:x2="49.55cm" svg:y2="31.85cm">
                <text:p/>
              </draw:line>
              <draw:line draw:style-name="gr20" draw:text-style-name="P1" draw:layer="Detail_4" svg:x1="50.25cm" svg:y1="28.9cm" svg:x2="50.25cm" svg:y2="31.85cm">
                <text:p/>
              </draw:line>
              <draw:line draw:style-name="gr20" draw:text-style-name="P1" draw:layer="Detail_4" svg:x1="50.95cm" svg:y1="28.9cm" svg:x2="50.95cm" svg:y2="31.85cm">
                <text:p/>
              </draw:line>
            </draw:g>
          </draw:g>
          <draw:g>
            <draw:g>
              <draw:line draw:style-name="gr20" draw:text-style-name="P1" draw:layer="Detail_4" svg:x1="9.7cm" svg:y1="25.95cm" svg:x2="9.7cm" svg:y2="28.9cm">
                <text:p/>
              </draw:line>
              <draw:line draw:style-name="gr20" draw:text-style-name="P1" draw:layer="Detail_4" svg:x1="10.4cm" svg:y1="25.95cm" svg:x2="10.4cm" svg:y2="28.9cm">
                <text:p/>
              </draw:line>
              <draw:line draw:style-name="gr20" draw:text-style-name="P1" draw:layer="Detail_4" svg:x1="11.1cm" svg:y1="25.95cm" svg:x2="11.1cm" svg:y2="28.9cm">
                <text:p/>
              </draw:line>
              <draw:line draw:style-name="gr20" draw:text-style-name="P1" draw:layer="Detail_4" svg:x1="11.8cm" svg:y1="25.95cm" svg:x2="11.8cm" svg:y2="28.9cm">
                <text:p/>
              </draw:line>
              <draw:line draw:style-name="gr20" draw:text-style-name="P1" draw:layer="Detail_4" svg:x1="12.5cm" svg:y1="25.95cm" svg:x2="12.5cm" svg:y2="28.9cm">
                <text:p/>
              </draw:line>
              <draw:line draw:style-name="gr20" draw:text-style-name="P1" draw:layer="Detail_4" svg:x1="13.2cm" svg:y1="25.95cm" svg:x2="13.2cm" svg:y2="28.9cm">
                <text:p/>
              </draw:line>
              <draw:line draw:style-name="gr20" draw:text-style-name="P1" draw:layer="Detail_4" svg:x1="13.9cm" svg:y1="25.95cm" svg:x2="13.9cm" svg:y2="28.9cm">
                <text:p/>
              </draw:line>
              <draw:line draw:style-name="gr20" draw:text-style-name="P1" draw:layer="Detail_4" svg:x1="14.6cm" svg:y1="25.95cm" svg:x2="14.6cm" svg:y2="28.9cm">
                <text:p/>
              </draw:line>
              <draw:line draw:style-name="gr20" draw:text-style-name="P1" draw:layer="Detail_4" svg:x1="15.3cm" svg:y1="25.95cm" svg:x2="15.3cm" svg:y2="28.9cm">
                <text:p/>
              </draw:line>
            </draw:g>
            <draw:g>
              <draw:line draw:style-name="gr20" draw:text-style-name="P1" draw:layer="Detail_4" svg:x1="9.7cm" svg:y1="28.9cm" svg:x2="9.7cm" svg:y2="31.85cm">
                <text:p/>
              </draw:line>
              <draw:line draw:style-name="gr20" draw:text-style-name="P1" draw:layer="Detail_4" svg:x1="10.4cm" svg:y1="28.9cm" svg:x2="10.4cm" svg:y2="31.85cm">
                <text:p/>
              </draw:line>
              <draw:line draw:style-name="gr20" draw:text-style-name="P1" draw:layer="Detail_4" svg:x1="11.1cm" svg:y1="28.9cm" svg:x2="11.1cm" svg:y2="31.85cm">
                <text:p/>
              </draw:line>
              <draw:line draw:style-name="gr20" draw:text-style-name="P1" draw:layer="Detail_4" svg:x1="11.8cm" svg:y1="28.9cm" svg:x2="11.8cm" svg:y2="31.85cm">
                <text:p/>
              </draw:line>
              <draw:line draw:style-name="gr20" draw:text-style-name="P1" draw:layer="Detail_4" svg:x1="12.5cm" svg:y1="28.9cm" svg:x2="12.5cm" svg:y2="31.85cm">
                <text:p/>
              </draw:line>
              <draw:line draw:style-name="gr20" draw:text-style-name="P1" draw:layer="Detail_4" svg:x1="13.2cm" svg:y1="28.9cm" svg:x2="13.2cm" svg:y2="31.85cm">
                <text:p/>
              </draw:line>
              <draw:line draw:style-name="gr20" draw:text-style-name="P1" draw:layer="Detail_4" svg:x1="13.9cm" svg:y1="28.9cm" svg:x2="13.9cm" svg:y2="31.85cm">
                <text:p/>
              </draw:line>
              <draw:line draw:style-name="gr20" draw:text-style-name="P1" draw:layer="Detail_4" svg:x1="14.6cm" svg:y1="28.9cm" svg:x2="14.6cm" svg:y2="31.85cm">
                <text:p/>
              </draw:line>
              <draw:line draw:style-name="gr20" draw:text-style-name="P1" draw:layer="Detail_4" svg:x1="15.3cm" svg:y1="28.9cm" svg:x2="15.3cm" svg:y2="31.85cm">
                <text:p/>
              </draw:line>
            </draw:g>
          </draw:g>
        </draw:g>
        <draw:g>
          <draw:custom-shape draw:style-name="gr6" draw:text-style-name="P2" draw:layer="FCU_4" svg:width="1.6cm" svg:height="2.05cm" svg:x="3.3cm" svg:y="14.0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FCU_4" svg:width="1.95cm" svg:height="2.65cm" svg:x="5.3cm" svg:y="13.7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FCU_4" svg:width="6.5cm" svg:height="0.889cm" svg:x="3.3cm" svg:y="14.63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3" draw:layer="FCU_4" svg:width="1.6cm" svg:height="2.05cm" svg:x="17.65cm" svg:y="1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3" draw:layer="FCU_4" svg:width="1.95cm" svg:height="2.65cm" svg:x="15.3cm" svg:y="1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" draw:text-style-name="P3" draw:layer="FCU_4" svg:width="6.5cm" svg:height="0.889cm" svg:x="12.75cm" svg:y="14.6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2" draw:text-style-name="P4" draw:layer="FCU_4" svg:width="1.6cm" svg:height="2.05cm" svg:x="32.2cm" svg:y="14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4" draw:layer="FCU_4" svg:width="1.95cm" svg:height="2.65cm" svg:x="29.85cm" svg:y="14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4" draw:layer="FCU_4" svg:width="6.5cm" svg:height="0.889cm" svg:x="27.3cm" svg:y="15.18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5" draw:text-style-name="P5" draw:layer="FCU_4" svg:width="1.6cm" svg:height="2.05cm" svg:x="49.006cm" svg:y="6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5" draw:layer="FCU_4" svg:width="1.95cm" svg:height="2.65cm" svg:x="46.656cm" svg:y="6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5" draw:layer="FCU_4" svg:width="6.5cm" svg:height="0.889cm" svg:x="44.106cm" svg:y="7.531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22" draw:text-style-name="P1" draw:layer="Wall_6" svg:x1="2.125cm" svg:y1="2.1cm" svg:x2="2.125cm" svg:y2="31.85cm">
          <text:p/>
        </draw:line>
        <draw:line draw:style-name="gr22" draw:text-style-name="P1" draw:layer="Wall_6" svg:x1="56.65cm" svg:y1="31.85cm" svg:x2="2.126cm" svg:y2="31.85cm">
          <text:p/>
        </draw:line>
        <draw:line draw:style-name="gr22" draw:text-style-name="P1" draw:layer="Wall_6" svg:x1="56.65cm" svg:y1="31.85cm" svg:x2="51.7cm" svg:y2="2.1cm">
          <text:p/>
        </draw:line>
        <draw:line draw:style-name="gr22" draw:text-style-name="P1" draw:layer="Wall_6" svg:x1="55.65cm" svg:y1="25.95cm" svg:x2="6.85cm" svg:y2="25.95cm">
          <text:p/>
        </draw:line>
        <draw:line draw:style-name="gr22" draw:text-style-name="P1" draw:layer="Wall_6" svg:x1="6.85cm" svg:y1="17.1cm" svg:x2="6.85cm" svg:y2="31.85cm">
          <text:p/>
        </draw:line>
        <draw:line draw:style-name="gr22" draw:text-style-name="P1" draw:layer="Wall_6" svg:x1="51.7cm" svg:y1="2.1cm" svg:x2="2.126cm" svg:y2="2.1cm">
          <text:p/>
        </draw:line>
        <draw:line draw:style-name="gr22" draw:text-style-name="P1" draw:layer="Wall_6" svg:x1="18.1cm" svg:y1="25.95cm" svg:x2="18.1cm" svg:y2="31.85cm">
          <text:p/>
        </draw:line>
        <draw:line draw:style-name="gr22" draw:text-style-name="P1" draw:layer="Wall_6" svg:x1="25.7cm" svg:y1="25.95cm" svg:x2="25.7cm" svg:y2="31.85cm">
          <text:p/>
        </draw:line>
        <draw:line draw:style-name="gr22" draw:text-style-name="P1" draw:layer="Wall_6" svg:x1="33.15cm" svg:y1="25.95cm" svg:x2="33.15cm" svg:y2="31.85cm">
          <text:p/>
        </draw:line>
        <draw:line draw:style-name="gr22" draw:text-style-name="P1" draw:layer="Wall_6" svg:x1="36.9cm" svg:y1="25.95cm" svg:x2="36.9cm" svg:y2="31.85cm">
          <text:p/>
        </draw:line>
        <draw:line draw:style-name="gr22" draw:text-style-name="P1" draw:layer="Wall_6" svg:x1="2.126cm" svg:y1="17.1cm" svg:x2="15.75cm" svg:y2="17.1cm">
          <text:p/>
        </draw:line>
        <draw:line draw:style-name="gr22" draw:text-style-name="P1" draw:layer="Wall_6" svg:x1="42.55cm" svg:y1="25.95cm" svg:x2="42.55cm" svg:y2="31.85cm">
          <text:p/>
        </draw:line>
        <draw:line draw:style-name="gr23" draw:text-style-name="P1" draw:layer="Wall_6" svg:x1="45.25cm" svg:y1="28.9cm" svg:x2="51.15cm" svg:y2="28.9cm">
          <text:p/>
        </draw:line>
        <draw:line draw:style-name="gr23" draw:text-style-name="P1" draw:layer="Wall_6" svg:x1="9.6cm" svg:y1="28.9cm" svg:x2="15.5cm" svg:y2="28.9cm">
          <text:p/>
        </draw:line>
        <draw:line draw:style-name="gr22" draw:text-style-name="P1" draw:layer="Wall_6" svg:x1="2.126cm" svg:y1="22.6cm" svg:x2="6.85cm" svg:y2="22.6cm">
          <text:p/>
        </draw:line>
        <draw:line draw:style-name="gr22" draw:text-style-name="P1" draw:layer="Wall_6" svg:x1="15.75cm" svg:y1="2.1cm" svg:x2="15.75cm" svg:y2="19.75cm">
          <text:p/>
        </draw:line>
        <draw:line draw:style-name="gr22" draw:text-style-name="P1" draw:layer="Wall_6" svg:x1="28.7cm" svg:y1="22.4cm" svg:x2="28.7cm" svg:y2="19.75cm">
          <text:p/>
        </draw:line>
        <draw:line draw:style-name="gr22" draw:text-style-name="P1" draw:layer="Wall_6" svg:x1="28.7cm" svg:y1="2.1cm" svg:x2="28.7cm" svg:y2="19.75cm">
          <text:p/>
        </draw:line>
        <draw:line draw:style-name="gr22" draw:text-style-name="P1" draw:layer="Wall_6" svg:x1="15.75cm" svg:y1="19.75cm" svg:x2="28.7cm" svg:y2="19.75cm">
          <text:p/>
        </draw:line>
        <draw:line draw:style-name="gr22" draw:text-style-name="P1" draw:layer="Wall_6" svg:x1="21.9cm" svg:y1="12.6cm" svg:x2="21.9cm" svg:y2="19.75cm">
          <text:p/>
        </draw:line>
        <draw:line draw:style-name="gr22" draw:text-style-name="P1" draw:layer="Wall_6" svg:x1="15.75cm" svg:y1="12.6cm" svg:x2="28.7cm" svg:y2="12.6cm">
          <text:p/>
        </draw:line>
        <draw:line draw:style-name="gr22" draw:text-style-name="P1" draw:layer="Wall_6" svg:x1="34.5cm" svg:y1="2.1cm" svg:x2="34.5cm" svg:y2="8cm">
          <text:p/>
        </draw:line>
        <draw:line draw:style-name="gr22" draw:text-style-name="P1" draw:layer="Wall_6" svg:x1="39.9cm" svg:y1="2.1cm" svg:x2="39.9cm" svg:y2="8cm">
          <text:p/>
        </draw:line>
        <draw:line draw:style-name="gr22" draw:text-style-name="P1" draw:layer="Wall_6" svg:x1="28.7cm" svg:y1="8cm" svg:x2="52.65cm" svg:y2="8cm">
          <text:p/>
        </draw:line>
        <draw:line draw:style-name="gr22" draw:text-style-name="P1" draw:layer="Wall_6" svg:x1="44.8cm" svg:y1="2.1cm" svg:x2="44.8cm" svg:y2="8cm">
          <text:p/>
        </draw:line>
        <draw:g>
          <draw:line draw:style-name="gr22" draw:text-style-name="P1" draw:layer="Wall_6" svg:x1="30.8cm" svg:y1="12.9cm" svg:x2="30.8cm" svg:y2="13.45cm">
            <text:p/>
          </draw:line>
          <draw:line draw:style-name="gr22" draw:text-style-name="P1" draw:layer="Wall_6" svg:x1="33.55cm" svg:y1="12.9cm" svg:x2="30.8cm" svg:y2="12.9cm">
            <text:p/>
          </draw:line>
          <draw:line draw:style-name="gr22" draw:text-style-name="P1" draw:layer="Wall_6" svg:x1="33.55cm" svg:y1="12.9cm" svg:x2="33.55cm" svg:y2="13.45cm">
            <text:p/>
          </draw:line>
          <draw:line draw:style-name="gr22" draw:text-style-name="P1" draw:layer="Wall_6" svg:x1="33.55cm" svg:y1="13.45cm" svg:x2="30.8cm" svg:y2="13.45cm">
            <text:p/>
          </draw:line>
        </draw:g>
        <draw:g>
          <draw:line draw:style-name="gr22" draw:text-style-name="P1" draw:layer="Wall_6" svg:x1="38.9cm" svg:y1="12.9cm" svg:x2="38.9cm" svg:y2="13.45cm">
            <text:p/>
          </draw:line>
          <draw:line draw:style-name="gr22" draw:text-style-name="P1" draw:layer="Wall_6" svg:x1="41.65cm" svg:y1="12.9cm" svg:x2="38.9cm" svg:y2="12.9cm">
            <text:p/>
          </draw:line>
          <draw:line draw:style-name="gr22" draw:text-style-name="P1" draw:layer="Wall_6" svg:x1="41.65cm" svg:y1="12.9cm" svg:x2="41.65cm" svg:y2="13.45cm">
            <text:p/>
          </draw:line>
          <draw:line draw:style-name="gr22" draw:text-style-name="P1" draw:layer="Wall_6" svg:x1="41.65cm" svg:y1="13.45cm" svg:x2="38.9cm" svg:y2="13.45cm">
            <text:p/>
          </draw:line>
        </draw:g>
        <draw:g>
          <draw:line draw:style-name="gr22" draw:text-style-name="P1" draw:layer="Wall_6" svg:x1="30.8cm" svg:y1="19.8cm" svg:x2="30.8cm" svg:y2="20.35cm">
            <text:p/>
          </draw:line>
          <draw:line draw:style-name="gr22" draw:text-style-name="P1" draw:layer="Wall_6" svg:x1="33.55cm" svg:y1="19.8cm" svg:x2="30.8cm" svg:y2="19.8cm">
            <text:p/>
          </draw:line>
          <draw:line draw:style-name="gr22" draw:text-style-name="P1" draw:layer="Wall_6" svg:x1="33.55cm" svg:y1="19.8cm" svg:x2="33.55cm" svg:y2="20.35cm">
            <text:p/>
          </draw:line>
          <draw:line draw:style-name="gr22" draw:text-style-name="P1" draw:layer="Wall_6" svg:x1="33.55cm" svg:y1="20.35cm" svg:x2="30.8cm" svg:y2="20.35cm">
            <text:p/>
          </draw:line>
        </draw:g>
        <draw:g>
          <draw:line draw:style-name="gr22" draw:text-style-name="P1" draw:layer="Wall_6" svg:x1="38.9cm" svg:y1="19.8cm" svg:x2="38.9cm" svg:y2="20.35cm">
            <text:p/>
          </draw:line>
          <draw:line draw:style-name="gr22" draw:text-style-name="P1" draw:layer="Wall_6" svg:x1="41.65cm" svg:y1="19.8cm" svg:x2="38.9cm" svg:y2="19.8cm">
            <text:p/>
          </draw:line>
          <draw:line draw:style-name="gr22" draw:text-style-name="P1" draw:layer="Wall_6" svg:x1="41.65cm" svg:y1="19.8cm" svg:x2="41.65cm" svg:y2="20.35cm">
            <text:p/>
          </draw:line>
          <draw:line draw:style-name="gr22" draw:text-style-name="P1" draw:layer="Wall_6" svg:x1="41.65cm" svg:y1="20.35cm" svg:x2="38.9cm" svg:y2="20.35cm">
            <text:p/>
          </draw:line>
        </draw:g>
        <draw:g>
          <draw:custom-shape draw:style-name="gr12" draw:text-style-name="P4" draw:layer="FCU_6" svg:width="1.6cm" svg:height="2.05cm" svg:x="46.95cm" svg:y="22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4" draw:layer="FCU_6" svg:width="1.95cm" svg:height="2.65cm" svg:x="44.6cm" svg:y="21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4" draw:layer="FCU_6" svg:width="6.5cm" svg:height="0.889cm" svg:x="42.05cm" svg:y="22.6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5" draw:text-style-name="P5" draw:layer="FCU_6" svg:width="1.6cm" svg:height="2.05cm" svg:x="46.95cm" svg:y="11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5" draw:layer="FCU_6" svg:width="1.95cm" svg:height="2.65cm" svg:x="44.6cm" svg:y="1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5" draw:layer="FCU_6" svg:width="6.5cm" svg:height="0.889cm" svg:x="42.05cm" svg:y="12.38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g>
            <draw:g>
              <draw:line draw:style-name="gr20" draw:text-style-name="P1" draw:layer="Detail_6" svg:x1="45.4cm" svg:y1="25.95cm" svg:x2="45.4cm" svg:y2="28.9cm">
                <text:p/>
              </draw:line>
              <draw:line draw:style-name="gr20" draw:text-style-name="P1" draw:layer="Detail_6" svg:x1="46.1cm" svg:y1="25.95cm" svg:x2="46.1cm" svg:y2="28.9cm">
                <text:p/>
              </draw:line>
              <draw:line draw:style-name="gr20" draw:text-style-name="P1" draw:layer="Detail_6" svg:x1="46.8cm" svg:y1="25.95cm" svg:x2="46.8cm" svg:y2="28.9cm">
                <text:p/>
              </draw:line>
              <draw:line draw:style-name="gr20" draw:text-style-name="P1" draw:layer="Detail_6" svg:x1="47.5cm" svg:y1="25.95cm" svg:x2="47.5cm" svg:y2="28.9cm">
                <text:p/>
              </draw:line>
              <draw:line draw:style-name="gr20" draw:text-style-name="P1" draw:layer="Detail_6" svg:x1="48.2cm" svg:y1="25.95cm" svg:x2="48.2cm" svg:y2="28.9cm">
                <text:p/>
              </draw:line>
              <draw:line draw:style-name="gr20" draw:text-style-name="P1" draw:layer="Detail_6" svg:x1="48.9cm" svg:y1="25.95cm" svg:x2="48.9cm" svg:y2="28.9cm">
                <text:p/>
              </draw:line>
              <draw:line draw:style-name="gr20" draw:text-style-name="P1" draw:layer="Detail_6" svg:x1="49.6cm" svg:y1="25.95cm" svg:x2="49.6cm" svg:y2="28.9cm">
                <text:p/>
              </draw:line>
              <draw:line draw:style-name="gr20" draw:text-style-name="P1" draw:layer="Detail_6" svg:x1="50.3cm" svg:y1="25.95cm" svg:x2="50.3cm" svg:y2="28.9cm">
                <text:p/>
              </draw:line>
              <draw:line draw:style-name="gr20" draw:text-style-name="P1" draw:layer="Detail_6" svg:x1="51cm" svg:y1="25.95cm" svg:x2="51cm" svg:y2="28.9cm">
                <text:p/>
              </draw:line>
            </draw:g>
            <draw:g>
              <draw:line draw:style-name="gr20" draw:text-style-name="P1" draw:layer="Detail_6" svg:x1="45.4cm" svg:y1="28.9cm" svg:x2="45.4cm" svg:y2="31.85cm">
                <text:p/>
              </draw:line>
              <draw:line draw:style-name="gr20" draw:text-style-name="P1" draw:layer="Detail_6" svg:x1="46.1cm" svg:y1="28.9cm" svg:x2="46.1cm" svg:y2="31.85cm">
                <text:p/>
              </draw:line>
              <draw:line draw:style-name="gr20" draw:text-style-name="P1" draw:layer="Detail_6" svg:x1="46.8cm" svg:y1="28.9cm" svg:x2="46.8cm" svg:y2="31.85cm">
                <text:p/>
              </draw:line>
              <draw:line draw:style-name="gr20" draw:text-style-name="P1" draw:layer="Detail_6" svg:x1="47.5cm" svg:y1="28.9cm" svg:x2="47.5cm" svg:y2="31.85cm">
                <text:p/>
              </draw:line>
              <draw:line draw:style-name="gr20" draw:text-style-name="P1" draw:layer="Detail_6" svg:x1="48.2cm" svg:y1="28.9cm" svg:x2="48.2cm" svg:y2="31.85cm">
                <text:p/>
              </draw:line>
              <draw:line draw:style-name="gr20" draw:text-style-name="P1" draw:layer="Detail_6" svg:x1="48.9cm" svg:y1="28.9cm" svg:x2="48.9cm" svg:y2="31.85cm">
                <text:p/>
              </draw:line>
              <draw:line draw:style-name="gr20" draw:text-style-name="P1" draw:layer="Detail_6" svg:x1="49.6cm" svg:y1="28.9cm" svg:x2="49.6cm" svg:y2="31.85cm">
                <text:p/>
              </draw:line>
              <draw:line draw:style-name="gr20" draw:text-style-name="P1" draw:layer="Detail_6" svg:x1="50.3cm" svg:y1="28.9cm" svg:x2="50.3cm" svg:y2="31.85cm">
                <text:p/>
              </draw:line>
              <draw:line draw:style-name="gr20" draw:text-style-name="P1" draw:layer="Detail_6" svg:x1="51cm" svg:y1="28.9cm" svg:x2="51cm" svg:y2="31.85cm">
                <text:p/>
              </draw:line>
            </draw:g>
          </draw:g>
          <draw:g>
            <draw:g>
              <draw:line draw:style-name="gr20" draw:text-style-name="P1" draw:layer="Detail_6" svg:x1="9.75cm" svg:y1="25.95cm" svg:x2="9.75cm" svg:y2="28.9cm">
                <text:p/>
              </draw:line>
              <draw:line draw:style-name="gr20" draw:text-style-name="P1" draw:layer="Detail_6" svg:x1="10.45cm" svg:y1="25.95cm" svg:x2="10.45cm" svg:y2="28.9cm">
                <text:p/>
              </draw:line>
              <draw:line draw:style-name="gr20" draw:text-style-name="P1" draw:layer="Detail_6" svg:x1="11.15cm" svg:y1="25.95cm" svg:x2="11.15cm" svg:y2="28.9cm">
                <text:p/>
              </draw:line>
              <draw:line draw:style-name="gr20" draw:text-style-name="P1" draw:layer="Detail_6" svg:x1="11.85cm" svg:y1="25.95cm" svg:x2="11.85cm" svg:y2="28.9cm">
                <text:p/>
              </draw:line>
              <draw:line draw:style-name="gr20" draw:text-style-name="P1" draw:layer="Detail_6" svg:x1="12.55cm" svg:y1="25.95cm" svg:x2="12.55cm" svg:y2="28.9cm">
                <text:p/>
              </draw:line>
              <draw:line draw:style-name="gr20" draw:text-style-name="P1" draw:layer="Detail_6" svg:x1="13.25cm" svg:y1="25.95cm" svg:x2="13.25cm" svg:y2="28.9cm">
                <text:p/>
              </draw:line>
              <draw:line draw:style-name="gr20" draw:text-style-name="P1" draw:layer="Detail_6" svg:x1="13.95cm" svg:y1="25.95cm" svg:x2="13.95cm" svg:y2="28.9cm">
                <text:p/>
              </draw:line>
              <draw:line draw:style-name="gr20" draw:text-style-name="P1" draw:layer="Detail_6" svg:x1="14.65cm" svg:y1="25.95cm" svg:x2="14.65cm" svg:y2="28.9cm">
                <text:p/>
              </draw:line>
              <draw:line draw:style-name="gr20" draw:text-style-name="P1" draw:layer="Detail_6" svg:x1="15.35cm" svg:y1="25.95cm" svg:x2="15.35cm" svg:y2="28.9cm">
                <text:p/>
              </draw:line>
            </draw:g>
            <draw:g>
              <draw:line draw:style-name="gr20" draw:text-style-name="P1" draw:layer="Detail_6" svg:x1="9.75cm" svg:y1="28.9cm" svg:x2="9.75cm" svg:y2="31.85cm">
                <text:p/>
              </draw:line>
              <draw:line draw:style-name="gr20" draw:text-style-name="P1" draw:layer="Detail_6" svg:x1="10.45cm" svg:y1="28.9cm" svg:x2="10.45cm" svg:y2="31.85cm">
                <text:p/>
              </draw:line>
              <draw:line draw:style-name="gr20" draw:text-style-name="P1" draw:layer="Detail_6" svg:x1="11.15cm" svg:y1="28.9cm" svg:x2="11.15cm" svg:y2="31.85cm">
                <text:p/>
              </draw:line>
              <draw:line draw:style-name="gr20" draw:text-style-name="P1" draw:layer="Detail_6" svg:x1="11.85cm" svg:y1="28.9cm" svg:x2="11.85cm" svg:y2="31.85cm">
                <text:p/>
              </draw:line>
              <draw:line draw:style-name="gr20" draw:text-style-name="P1" draw:layer="Detail_6" svg:x1="12.55cm" svg:y1="28.9cm" svg:x2="12.55cm" svg:y2="31.85cm">
                <text:p/>
              </draw:line>
              <draw:line draw:style-name="gr20" draw:text-style-name="P1" draw:layer="Detail_6" svg:x1="13.25cm" svg:y1="28.9cm" svg:x2="13.25cm" svg:y2="31.85cm">
                <text:p/>
              </draw:line>
              <draw:line draw:style-name="gr20" draw:text-style-name="P1" draw:layer="Detail_6" svg:x1="13.95cm" svg:y1="28.9cm" svg:x2="13.95cm" svg:y2="31.85cm">
                <text:p/>
              </draw:line>
              <draw:line draw:style-name="gr20" draw:text-style-name="P1" draw:layer="Detail_6" svg:x1="14.65cm" svg:y1="28.9cm" svg:x2="14.65cm" svg:y2="31.85cm">
                <text:p/>
              </draw:line>
              <draw:line draw:style-name="gr20" draw:text-style-name="P1" draw:layer="Detail_6" svg:x1="15.35cm" svg:y1="28.9cm" svg:x2="15.35cm" svg:y2="31.85cm">
                <text:p/>
              </draw:line>
            </draw:g>
          </draw:g>
        </draw:g>
        <draw:line draw:style-name="gr24" draw:text-style-name="P1" draw:layer="Wall_7" svg:x1="2.125cm" svg:y1="2.1cm" svg:x2="2.125cm" svg:y2="31.85cm">
          <text:p/>
        </draw:line>
        <draw:line draw:style-name="gr24" draw:text-style-name="P1" draw:layer="Wall_7" svg:x1="56.65cm" svg:y1="31.85cm" svg:x2="2.126cm" svg:y2="31.85cm">
          <text:p/>
        </draw:line>
        <draw:line draw:style-name="gr24" draw:text-style-name="P1" draw:layer="Wall_7" svg:x1="56.65cm" svg:y1="31.85cm" svg:x2="51.7cm" svg:y2="2.1cm">
          <text:p/>
        </draw:line>
        <draw:line draw:style-name="gr24" draw:text-style-name="P1" draw:layer="Wall_7" svg:x1="55.65cm" svg:y1="25.95cm" svg:x2="6.85cm" svg:y2="25.95cm">
          <text:p/>
        </draw:line>
        <draw:line draw:style-name="gr24" draw:text-style-name="P1" draw:layer="Wall_7" svg:x1="6.85cm" svg:y1="17.1cm" svg:x2="6.85cm" svg:y2="31.85cm">
          <text:p/>
        </draw:line>
        <draw:line draw:style-name="gr24" draw:text-style-name="P1" draw:layer="Wall_7" svg:x1="51.7cm" svg:y1="2.1cm" svg:x2="2.126cm" svg:y2="2.1cm">
          <text:p/>
        </draw:line>
        <draw:line draw:style-name="gr24" draw:text-style-name="P1" draw:layer="Wall_7" svg:x1="18.1cm" svg:y1="25.95cm" svg:x2="18.1cm" svg:y2="31.85cm">
          <text:p/>
        </draw:line>
        <draw:line draw:style-name="gr24" draw:text-style-name="P1" draw:layer="Wall_7" svg:x1="25.7cm" svg:y1="25.95cm" svg:x2="25.7cm" svg:y2="31.85cm">
          <text:p/>
        </draw:line>
        <draw:line draw:style-name="gr24" draw:text-style-name="P1" draw:layer="Wall_7" svg:x1="33.15cm" svg:y1="25.95cm" svg:x2="33.15cm" svg:y2="31.85cm">
          <text:p/>
        </draw:line>
        <draw:line draw:style-name="gr24" draw:text-style-name="P1" draw:layer="Wall_7" svg:x1="36.9cm" svg:y1="25.95cm" svg:x2="36.9cm" svg:y2="31.85cm">
          <text:p/>
        </draw:line>
        <draw:line draw:style-name="gr24" draw:text-style-name="P1" draw:layer="Wall_7" svg:x1="42.55cm" svg:y1="25.95cm" svg:x2="42.55cm" svg:y2="31.85cm">
          <text:p/>
        </draw:line>
        <draw:line draw:style-name="gr25" draw:text-style-name="P1" draw:layer="Wall_7" svg:x1="45.25cm" svg:y1="28.9cm" svg:x2="51.15cm" svg:y2="28.9cm">
          <text:p/>
        </draw:line>
        <draw:line draw:style-name="gr25" draw:text-style-name="P1" draw:layer="Wall_7" svg:x1="9.6cm" svg:y1="28.9cm" svg:x2="15.5cm" svg:y2="28.9cm">
          <text:p/>
        </draw:line>
        <draw:line draw:style-name="gr24" draw:text-style-name="P1" draw:layer="Wall_7" svg:x1="2.126cm" svg:y1="22.6cm" svg:x2="6.85cm" svg:y2="22.6cm">
          <text:p/>
        </draw:line>
        <draw:line draw:style-name="gr24" draw:text-style-name="P1" draw:layer="Wall_7" svg:x1="36.949cm" svg:y1="2.1cm" svg:x2="36.949cm" svg:y2="17.1cm">
          <text:p/>
        </draw:line>
        <draw:line draw:style-name="gr24" draw:text-style-name="P1" draw:layer="Wall_7" svg:x1="12.749cm" svg:y1="2.1cm" svg:x2="12.749cm" svg:y2="17.1cm">
          <text:p/>
        </draw:line>
        <draw:line draw:style-name="gr24" draw:text-style-name="P1" draw:layer="Wall_7" svg:x1="2.126cm" svg:y1="17.1cm" svg:x2="54.199cm" svg:y2="17.1cm">
          <text:p/>
        </draw:line>
        <draw:line draw:style-name="gr24" draw:text-style-name="P1" draw:layer="Wall_7" svg:x1="24.849cm" svg:y1="2.1cm" svg:x2="24.849cm" svg:y2="17.1cm">
          <text:p/>
        </draw:line>
        <draw:line draw:style-name="gr24" draw:text-style-name="P1" draw:layer="Wall_7" svg:x1="40.499cm" svg:y1="22.331cm" svg:x2="40.499cm" svg:y2="17.1cm">
          <text:p/>
        </draw:line>
        <draw:line draw:style-name="gr24" draw:text-style-name="P1" draw:layer="Wall_7" svg:x1="42.049cm" svg:y1="22.331cm" svg:x2="40.499cm" svg:y2="22.331cm">
          <text:p/>
        </draw:line>
        <draw:line draw:style-name="gr24" draw:text-style-name="P1" draw:layer="Wall_7" svg:x1="42.049cm" svg:y1="22.331cm" svg:x2="42.049cm" svg:y2="17.1cm">
          <text:p/>
        </draw:line>
        <draw:g>
          <draw:g>
            <draw:g>
              <draw:line draw:style-name="gr26" draw:text-style-name="P1" draw:layer="Detail_7" svg:x1="45.4cm" svg:y1="25.95cm" svg:x2="45.4cm" svg:y2="28.9cm">
                <text:p/>
              </draw:line>
              <draw:line draw:style-name="gr26" draw:text-style-name="P1" draw:layer="Detail_7" svg:x1="46.1cm" svg:y1="25.95cm" svg:x2="46.1cm" svg:y2="28.9cm">
                <text:p/>
              </draw:line>
              <draw:line draw:style-name="gr26" draw:text-style-name="P1" draw:layer="Detail_7" svg:x1="46.8cm" svg:y1="25.95cm" svg:x2="46.8cm" svg:y2="28.9cm">
                <text:p/>
              </draw:line>
              <draw:line draw:style-name="gr26" draw:text-style-name="P1" draw:layer="Detail_7" svg:x1="47.5cm" svg:y1="25.95cm" svg:x2="47.5cm" svg:y2="28.9cm">
                <text:p/>
              </draw:line>
              <draw:line draw:style-name="gr26" draw:text-style-name="P1" draw:layer="Detail_7" svg:x1="48.2cm" svg:y1="25.95cm" svg:x2="48.2cm" svg:y2="28.9cm">
                <text:p/>
              </draw:line>
              <draw:line draw:style-name="gr26" draw:text-style-name="P1" draw:layer="Detail_7" svg:x1="48.9cm" svg:y1="25.95cm" svg:x2="48.9cm" svg:y2="28.9cm">
                <text:p/>
              </draw:line>
              <draw:line draw:style-name="gr26" draw:text-style-name="P1" draw:layer="Detail_7" svg:x1="49.6cm" svg:y1="25.95cm" svg:x2="49.6cm" svg:y2="28.9cm">
                <text:p/>
              </draw:line>
              <draw:line draw:style-name="gr26" draw:text-style-name="P1" draw:layer="Detail_7" svg:x1="50.3cm" svg:y1="25.95cm" svg:x2="50.3cm" svg:y2="28.9cm">
                <text:p/>
              </draw:line>
              <draw:line draw:style-name="gr26" draw:text-style-name="P1" draw:layer="Detail_7" svg:x1="51cm" svg:y1="25.95cm" svg:x2="51cm" svg:y2="28.9cm">
                <text:p/>
              </draw:line>
            </draw:g>
            <draw:g>
              <draw:line draw:style-name="gr26" draw:text-style-name="P1" draw:layer="Detail_7" svg:x1="45.4cm" svg:y1="28.9cm" svg:x2="45.4cm" svg:y2="31.85cm">
                <text:p/>
              </draw:line>
              <draw:line draw:style-name="gr26" draw:text-style-name="P1" draw:layer="Detail_7" svg:x1="46.1cm" svg:y1="28.9cm" svg:x2="46.1cm" svg:y2="31.85cm">
                <text:p/>
              </draw:line>
              <draw:line draw:style-name="gr26" draw:text-style-name="P1" draw:layer="Detail_7" svg:x1="46.8cm" svg:y1="28.9cm" svg:x2="46.8cm" svg:y2="31.85cm">
                <text:p/>
              </draw:line>
              <draw:line draw:style-name="gr26" draw:text-style-name="P1" draw:layer="Detail_7" svg:x1="47.5cm" svg:y1="28.9cm" svg:x2="47.5cm" svg:y2="31.85cm">
                <text:p/>
              </draw:line>
              <draw:line draw:style-name="gr26" draw:text-style-name="P1" draw:layer="Detail_7" svg:x1="48.2cm" svg:y1="28.9cm" svg:x2="48.2cm" svg:y2="31.85cm">
                <text:p/>
              </draw:line>
              <draw:line draw:style-name="gr26" draw:text-style-name="P1" draw:layer="Detail_7" svg:x1="48.9cm" svg:y1="28.9cm" svg:x2="48.9cm" svg:y2="31.85cm">
                <text:p/>
              </draw:line>
              <draw:line draw:style-name="gr26" draw:text-style-name="P1" draw:layer="Detail_7" svg:x1="49.6cm" svg:y1="28.9cm" svg:x2="49.6cm" svg:y2="31.85cm">
                <text:p/>
              </draw:line>
              <draw:line draw:style-name="gr26" draw:text-style-name="P1" draw:layer="Detail_7" svg:x1="50.3cm" svg:y1="28.9cm" svg:x2="50.3cm" svg:y2="31.85cm">
                <text:p/>
              </draw:line>
              <draw:line draw:style-name="gr26" draw:text-style-name="P1" draw:layer="Detail_7" svg:x1="51cm" svg:y1="28.9cm" svg:x2="51cm" svg:y2="31.85cm">
                <text:p/>
              </draw:line>
            </draw:g>
          </draw:g>
          <draw:g>
            <draw:g>
              <draw:line draw:style-name="gr26" draw:text-style-name="P1" draw:layer="Detail_7" svg:x1="9.75cm" svg:y1="25.95cm" svg:x2="9.75cm" svg:y2="28.9cm">
                <text:p/>
              </draw:line>
              <draw:line draw:style-name="gr26" draw:text-style-name="P1" draw:layer="Detail_7" svg:x1="10.45cm" svg:y1="25.95cm" svg:x2="10.45cm" svg:y2="28.9cm">
                <text:p/>
              </draw:line>
              <draw:line draw:style-name="gr26" draw:text-style-name="P1" draw:layer="Detail_7" svg:x1="11.15cm" svg:y1="25.95cm" svg:x2="11.15cm" svg:y2="28.9cm">
                <text:p/>
              </draw:line>
              <draw:line draw:style-name="gr26" draw:text-style-name="P1" draw:layer="Detail_7" svg:x1="11.85cm" svg:y1="25.95cm" svg:x2="11.85cm" svg:y2="28.9cm">
                <text:p/>
              </draw:line>
              <draw:line draw:style-name="gr26" draw:text-style-name="P1" draw:layer="Detail_7" svg:x1="12.55cm" svg:y1="25.95cm" svg:x2="12.55cm" svg:y2="28.9cm">
                <text:p/>
              </draw:line>
              <draw:line draw:style-name="gr26" draw:text-style-name="P1" draw:layer="Detail_7" svg:x1="13.25cm" svg:y1="25.95cm" svg:x2="13.25cm" svg:y2="28.9cm">
                <text:p/>
              </draw:line>
              <draw:line draw:style-name="gr26" draw:text-style-name="P1" draw:layer="Detail_7" svg:x1="13.95cm" svg:y1="25.95cm" svg:x2="13.95cm" svg:y2="28.9cm">
                <text:p/>
              </draw:line>
              <draw:line draw:style-name="gr26" draw:text-style-name="P1" draw:layer="Detail_7" svg:x1="14.65cm" svg:y1="25.95cm" svg:x2="14.65cm" svg:y2="28.9cm">
                <text:p/>
              </draw:line>
              <draw:line draw:style-name="gr26" draw:text-style-name="P1" draw:layer="Detail_7" svg:x1="15.35cm" svg:y1="25.95cm" svg:x2="15.35cm" svg:y2="28.9cm">
                <text:p/>
              </draw:line>
            </draw:g>
            <draw:g>
              <draw:line draw:style-name="gr26" draw:text-style-name="P1" draw:layer="Detail_7" svg:x1="9.75cm" svg:y1="28.9cm" svg:x2="9.75cm" svg:y2="31.85cm">
                <text:p/>
              </draw:line>
              <draw:line draw:style-name="gr26" draw:text-style-name="P1" draw:layer="Detail_7" svg:x1="10.45cm" svg:y1="28.9cm" svg:x2="10.45cm" svg:y2="31.85cm">
                <text:p/>
              </draw:line>
              <draw:line draw:style-name="gr26" draw:text-style-name="P1" draw:layer="Detail_7" svg:x1="11.15cm" svg:y1="28.9cm" svg:x2="11.15cm" svg:y2="31.85cm">
                <text:p/>
              </draw:line>
              <draw:line draw:style-name="gr26" draw:text-style-name="P1" draw:layer="Detail_7" svg:x1="11.85cm" svg:y1="28.9cm" svg:x2="11.85cm" svg:y2="31.85cm">
                <text:p/>
              </draw:line>
              <draw:line draw:style-name="gr26" draw:text-style-name="P1" draw:layer="Detail_7" svg:x1="12.55cm" svg:y1="28.9cm" svg:x2="12.55cm" svg:y2="31.85cm">
                <text:p/>
              </draw:line>
              <draw:line draw:style-name="gr26" draw:text-style-name="P1" draw:layer="Detail_7" svg:x1="13.25cm" svg:y1="28.9cm" svg:x2="13.25cm" svg:y2="31.85cm">
                <text:p/>
              </draw:line>
              <draw:line draw:style-name="gr26" draw:text-style-name="P1" draw:layer="Detail_7" svg:x1="13.95cm" svg:y1="28.9cm" svg:x2="13.95cm" svg:y2="31.85cm">
                <text:p/>
              </draw:line>
              <draw:line draw:style-name="gr26" draw:text-style-name="P1" draw:layer="Detail_7" svg:x1="14.65cm" svg:y1="28.9cm" svg:x2="14.65cm" svg:y2="31.85cm">
                <text:p/>
              </draw:line>
              <draw:line draw:style-name="gr26" draw:text-style-name="P1" draw:layer="Detail_7" svg:x1="15.35cm" svg:y1="28.9cm" svg:x2="15.35cm" svg:y2="31.85cm">
                <text:p/>
              </draw:line>
            </draw:g>
          </draw:g>
        </draw:g>
        <draw:g>
          <draw:custom-shape draw:style-name="gr12" draw:text-style-name="P4" draw:layer="FCU_7" svg:width="1.6cm" svg:height="2.05cm" svg:x="46.95cm" svg:y="22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4" draw:layer="FCU_7" svg:width="1.95cm" svg:height="2.65cm" svg:x="44.6cm" svg:y="21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4" draw:layer="FCU_7" svg:width="6.5cm" svg:height="0.889cm" svg:x="42.05cm" svg:y="22.6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5" draw:text-style-name="P5" draw:layer="FCU_7" svg:width="1.6cm" svg:height="2.05cm" svg:x="46.95cm" svg:y="11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5" draw:layer="FCU_7" svg:width="1.95cm" svg:height="2.65cm" svg:x="44.6cm" svg:y="1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5" draw:layer="FCU_7" svg:width="6.5cm" svg:height="0.889cm" svg:x="42.05cm" svg:y="12.381cm">
            <text:p/>
            <draw:enhanced-geometry svg:viewBox="0 0 21600 21600" draw:mirror-horizontal="tru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MG_L2"/>
      <draw:layer draw:name="Wall_2"/>
      <draw:layer draw:name="Detail_2"/>
      <draw:layer draw:name="FCU_2"/>
      <draw:layer draw:name="IMG_L3"/>
      <draw:layer draw:name="Wall_3"/>
      <draw:layer draw:name="Detail_3"/>
      <draw:layer draw:name="FCU_3"/>
      <draw:layer draw:name="IMG_L4"/>
      <draw:layer draw:name="Wall_4"/>
      <draw:layer draw:name="Detail_4"/>
      <draw:layer draw:name="FCU_4"/>
      <draw:layer draw:name="IMG_L6"/>
      <draw:layer draw:name="Wall_6"/>
      <draw:layer draw:name="Detail_6"/>
      <draw:layer draw:name="FCU_6"/>
      <draw:layer draw:name="IMG_L7"/>
      <draw:layer draw:name="Wall_7"/>
      <draw:layer draw:name="Detail_7"/>
      <draw:layer draw:name="FCU_7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2T12:37:28.322000000</meta:creation-date>
    <dc:date>2017-02-06T16:45:51.047000000</dc:date>
    <meta:editing-duration>PT3H33M12S</meta:editing-duration>
    <meta:editing-cycles>65</meta:editing-cycles>
    <meta:generator>LibreOffice/5.2.3.3$Windows_x86 LibreOffice_project/d54a8868f08a7b39642414cf2c8ef2f228f780cf</meta:generator>
    <meta:document-statistic meta:object-count="440"/>
  </office:meta>
</office:document-meta>
</file>